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fo:font-weight="bold" style:font-style-asian="italic" style:font-weight-asian="bold" style:font-style-complex="italic" style:font-weight-complex="bold"/>
    </style:style>
    <style:style style:name="P4" style:family="paragraph" style:parent-style-name="First_20_paragraph">
      <style:text-properties officeooo:paragraph-rsid="0017f5b3"/>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text-properties fo:font-style="italic" style:font-style-asian="italic" style:font-style-complex="italic"/>
    </style:style>
    <style:style style:name="P34" style:family="paragraph" style:parent-style-name="Text_20_body" style:list-style-name="L28">
      <style:paragraph-properties fo:margin-top="0cm" fo:margin-bottom="0cm" style:contextual-spacing="false"/>
    </style:style>
    <style:style style:name="P35" style:family="paragraph" style:parent-style-name="Text_20_body" style:list-style-name="L29">
      <style:paragraph-properties fo:margin-top="0cm" fo:margin-bottom="0cm" style:contextual-spacing="false"/>
    </style:style>
    <style:style style:name="P36" style:family="paragraph" style:parent-style-name="Text_20_body" style:list-style-name="L30">
      <style:paragraph-properties fo:margin-top="0cm" fo:margin-bottom="0cm" style:contextual-spacing="false"/>
    </style:style>
    <style:style style:name="P37" style:family="paragraph" style:parent-style-name="Text_20_body" style:list-style-name="L31">
      <style:paragraph-properties fo:margin-top="0cm" fo:margin-bottom="0cm" style:contextual-spacing="false"/>
    </style:style>
    <style:style style:name="P38" style:family="paragraph" style:parent-style-name="Text_20_body" style:list-style-name="L32">
      <style:paragraph-properties fo:margin-top="0cm" fo:margin-bottom="0cm" style:contextual-spacing="false"/>
    </style:style>
    <style:style style:name="P39" style:family="paragraph" style:parent-style-name="Text_20_body" style:list-style-name="L33">
      <style:paragraph-properties fo:margin-top="0cm" fo:margin-bottom="0cm" style:contextual-spacing="false"/>
    </style:style>
    <style:style style:name="P40" style:family="paragraph" style:parent-style-name="Text_20_body" style:list-style-name="L34">
      <style:paragraph-properties fo:margin-top="0cm" fo:margin-bottom="0cm" style:contextual-spacing="false"/>
    </style:style>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paragraph-properties fo:margin-top="0cm" fo:margin-bottom="0cm" style:contextual-spacing="false"/>
    </style:style>
    <style:style style:name="P44" style:family="paragraph" style:parent-style-name="Text_20_body" style:list-style-name="L38">
      <style:paragraph-properties fo:margin-top="0cm" fo:margin-bottom="0cm" style:contextual-spacing="false"/>
    </style:style>
    <style:style style:name="P45" style:family="paragraph" style:parent-style-name="Text_20_body" style:list-style-name="L39">
      <style:paragraph-properties fo:margin-top="0cm" fo:margin-bottom="0cm" style:contextual-spacing="false"/>
    </style:style>
    <style:style style:name="P46" style:family="paragraph" style:parent-style-name="Text_20_body" style:list-style-name="L40">
      <style:paragraph-properties fo:margin-top="0cm" fo:margin-bottom="0cm" style:contextual-spacing="false"/>
    </style:style>
    <style:style style:name="P47" style:family="paragraph" style:parent-style-name="Text_20_body">
      <style:text-properties officeooo:paragraph-rsid="0017f5b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text:style-name="L1">
        <text:list-item>
          <text:p text:style-name="P5"><text:a xlink:type="simple" xlink:href="#literature-review" text:style-name="Internet_20_link" text:visited-style-name="Visited_20_Internet_20_Link"><text:span text:style-name="Definition">Literature Review</text:span></text:a></text:p>
          <text:list text:style-name="L2">
            <text:list-item>
              <text:p text:style-name="P6"><text:a xlink:type="simple" xlink:href="#research-questions---july-2024" text:style-name="Internet_20_link" text:visited-style-name="Visited_20_Internet_20_Link"><text:span text:style-name="Definition">Research Questions - July 2024</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a-summary-research-claims-surrounding-contructionist-gaming" text:style-name="Internet_20_link" text:visited-style-name="Visited_20_Internet_20_Link"><text:span text:style-name="Definition">A summary research claims surrounding contructionist gaming</text:span></text:a></text:p>
              <text:list text:style-name="L3">
                <text:list-item>
                  <text:p text:style-name="P7"><text:a xlink:type="simple" xlink:href="#motivations-and-benefits-of-constructionist-game-making" text:style-name="Internet_20_link" text:visited-style-name="Visited_20_Internet_20_Link"><text:span text:style-name="Definition">Motivations and benefits of (constructionist) game making</text:span></text:a></text:p>
                </text:list-item>
                <text:list-item>
                  <text:p text:style-name="P7"><text:a xlink:type="simple" xlink:href="#alignment-of-constructionist-gaming-with-pbl-benefits-21st-c-how-are-games-different" text:style-name="Internet_20_link" text:visited-style-name="Visited_20_Internet_20_Link"><text:span text:style-name="Definition">Alignment of constructionist gaming with PBL benefits &amp; 21st C &amp; How are games different</text:span></text:a></text:p>
                </text:list-item>
                <text:list-item>
                  <text:p text:style-name="P7"><text:a xlink:type="simple" xlink:href="#limits-and-critiques-of-constructionist-game-making" text:style-name="Internet_20_link" text:visited-style-name="Visited_20_Internet_20_Link"><text:span text:style-name="Definition">Limits and critiques of constructionist game making</text:span></text:a></text:p>
                </text:list-item>
              </text:list>
            </text:list-item>
            <text:list-item>
              <text:p text:style-name="P6"><text:a xlink:type="simple" xlink:href="#context-of-game-making-and-digital-projects-at-home-and-other-informal-settings" text:style-name="Internet_20_link" text:visited-style-name="Visited_20_Internet_20_Link"><text:span text:style-name="Definition">Context of game making and digital projects at home and other informal settings</text:span></text:a></text:p>
              <text:list text:style-name="L4">
                <text:list-item>
                  <text:p text:style-name="P8"><text:a xlink:type="simple" xlink:href="#home-eduction-contextual-factors-relevant-to-this-study" text:style-name="Internet_20_link" text:visited-style-name="Visited_20_Internet_20_Link"><text:span text:style-name="Definition">Home eduction contextual factors relevant to this study</text:span></text:a></text:p>
                </text:list-item>
                <text:list-item>
                  <text:p text:style-name="P8"><text:a xlink:type="simple" xlink:href="#defining-informal" text:style-name="Internet_20_link" text:visited-style-name="Visited_20_Internet_20_Link"><text:span text:style-name="Definition">Defining informal</text:span></text:a></text:p>
                </text:list-item>
                <text:list-item>
                  <text:p text:style-name="P8"><text:a xlink:type="simple" xlink:href="#game-and-media-making-in-informal-communities" text:style-name="Internet_20_link" text:visited-style-name="Visited_20_Internet_20_Link"><text:span text:style-name="Definition">Game and media making in informal communities</text:span></text:a></text:p>
                </text:list-item>
              </text:list>
            </text:list-item>
            <text:list-item>
              <text:p text:style-name="P6"><text:a xlink:type="simple" xlink:href="#barriers-to-participation-in-game-making" text:style-name="Internet_20_link" text:visited-style-name="Visited_20_Internet_20_Link"><text:span text:style-name="Definition">Barriers to participation in game making</text:span></text:a></text:p>
              <text:list text:style-name="L5">
                <text:list-item>
                  <text:p text:style-name="P9"><text:a xlink:type="simple" xlink:href="#barriers-linked-to-identity-and-values" text:style-name="Internet_20_link" text:visited-style-name="Visited_20_Internet_20_Link"><text:span text:style-name="Definition">Barriers linked to identity and values</text:span></text:a></text:p>
                </text:list-item>
                <text:list-item>
                  <text:p text:style-name="P9"><text:a xlink:type="simple" xlink:href="#technical-barriers--" text:style-name="Internet_20_link" text:visited-style-name="Visited_20_Internet_20_Link"><text:span text:style-name="Definition">Technical barriers -</text:span></text:a></text:p>
                  <text:list text:style-name="L6">
                    <text:list-item>
                      <text:p text:style-name="P10"><text:a xlink:type="simple" xlink:href="#difficulty-of-computer-programming-via-coding" text:style-name="Internet_20_link" text:visited-style-name="Visited_20_Internet_20_Link"><text:span text:style-name="Definition">Difficulty of computer programming via coding</text:span></text:a></text:p>
                    </text:list-item>
                  </text:list>
                </text:list-item>
                <text:list-item>
                  <text:p text:style-name="P9"><text:a xlink:type="simple" xlink:href="#other-barriers-to-making-games" text:style-name="Internet_20_link" text:visited-style-name="Visited_20_Internet_20_Link"><text:span text:style-name="Definition">Other barriers to making games</text:span></text:a></text:p>
                </text:list-item>
              </text:list>
            </text:list-item>
            <text:list-item>
              <text:p text:style-name="P6"><text:a xlink:type="simple" xlink:href="#programmes-working-to-address-challenge" text:style-name="Internet_20_link" text:visited-style-name="Visited_20_Internet_20_Link"><text:span text:style-name="Definition">Programmes working to address challenge</text:span></text:a></text:p>
              <text:list text:style-name="L7">
                <text:list-item>
                  <text:p text:style-name="P11"><text:a xlink:type="simple" xlink:href="#game-competitions" text:style-name="Internet_20_link" text:visited-style-name="Visited_20_Internet_20_Link"><text:span text:style-name="Definition">Game competitions</text:span></text:a></text:p>
                </text:list-item>
                <text:list-item>
                  <text:p text:style-name="P11"><text:a xlink:type="simple" xlink:href="#educational-game-jams" text:style-name="Internet_20_link" text:visited-style-name="Visited_20_Internet_20_Link"><text:span text:style-name="Definition">Educational Game Jams</text:span></text:a></text:p>
                </text:list-item>
                <text:list-item>
                  <text:p text:style-name="P11"><text:a xlink:type="simple" xlink:href="#coding-clubhouses" text:style-name="Internet_20_link" text:visited-style-name="Visited_20_Internet_20_Link"><text:span text:style-name="Definition">Coding club(houses)</text:span></text:a></text:p>
                </text:list-item>
                <text:list-item>
                  <text:p text:style-name="P11"><text:a xlink:type="simple" xlink:href="#creative-family-learning---roque" text:style-name="Internet_20_link" text:visited-style-name="Visited_20_Internet_20_Link"><text:span text:style-name="Definition">Creative Family Learning - Roque</text:span></text:a></text:p>
                </text:list-item>
                <text:list-item>
                  <text:p text:style-name="P11"><text:a xlink:type="simple" xlink:href="#link-to-next-section---pedagogies-exist-but-more-are-needed" text:style-name="Internet_20_link" text:visited-style-name="Visited_20_Internet_20_Link"><text:span text:style-name="Definition">Link to next section - pedagogies exist but more are needed</text:span></text:a></text:p>
                </text:list-item>
              </text:list>
            </text:list-item>
            <text:list-item>
              <text:p text:style-name="P6"><text:a xlink:type="simple" xlink:href="#pedagogies-to-support-game-making-via-coding" text:style-name="Internet_20_link" text:visited-style-name="Visited_20_Internet_20_Link"><text:span text:style-name="Definition">Pedagogies to support game making via coding</text:span></text:a></text:p>
              <text:list text:style-name="L8">
                <text:list-item>
                  <text:p text:style-name="P12"><text:a xlink:type="simple" xlink:href="#curricular-concepts-semantic-waves-and-primm" text:style-name="Internet_20_link" text:visited-style-name="Visited_20_Internet_20_Link"><text:span text:style-name="Definition">Curricular concepts, semantic waves and PRIMM</text:span></text:a></text:p>
                  <text:list text:style-name="L9">
                    <text:list-item>
                      <text:p text:style-name="P13"><text:a xlink:type="simple" xlink:href="#semantic-profiles-and-waves" text:style-name="Internet_20_link" text:visited-style-name="Visited_20_Internet_20_Link"><text:span text:style-name="Definition">Semantic Profiles and Waves</text:span></text:a></text:p>
                    </text:list-item>
                    <text:list-item>
                      <text:p text:style-name="P13"><text:a xlink:type="simple" xlink:href="#primm" text:style-name="Internet_20_link" text:visited-style-name="Visited_20_Internet_20_Link"><text:span text:style-name="Definition">PRIMM</text:span></text:a></text:p>
                    </text:list-item>
                  </text:list>
                </text:list-item>
                <text:list-item>
                  <text:p text:style-name="P12"><text:a xlink:type="simple" xlink:href="#use-modify-create" text:style-name="Internet_20_link" text:visited-style-name="Visited_20_Internet_20_Link"><text:span text:style-name="Definition">Use Modify Create</text:span></text:a></text:p>
                </text:list-item>
                <text:list-item>
                  <text:p text:style-name="P12"><text:a xlink:type="simple" xlink:href="#microworlds" text:style-name="Internet_20_link" text:visited-style-name="Visited_20_Internet_20_Link"><text:span text:style-name="Definition">Microworlds</text:span></text:a></text:p>
                  <text:list text:style-name="L10">
                    <text:list-item>
                      <text:p text:style-name="P14"><text:a xlink:type="simple" xlink:href="#microworlds-as-an-embodiment-of-umc-and-other-constructionist-design-principles" text:style-name="Internet_20_link" text:visited-style-name="Visited_20_Internet_20_Link"><text:span text:style-name="Definition">Microworlds as an embodiment of UMC and other constructionist design principles</text:span></text:a></text:p>
                    </text:list-item>
                    <text:list-item>
                      <text:p text:style-name="P14"><text:a xlink:type="simple" xlink:href="#half-baked-games-as-microworlds" text:style-name="Internet_20_link" text:visited-style-name="Visited_20_Internet_20_Link"><text:span text:style-name="Definition">Half-baked games as Microworlds</text:span></text:a></text:p>
                    </text:list-item>
                  </text:list>
                </text:list-item>
                <text:list-item>
                  <text:p text:style-name="P12"><text:a xlink:type="simple" xlink:href="#pair-programming-socialcollaborative-coding" text:style-name="Internet_20_link" text:visited-style-name="Visited_20_Internet_20_Link"><text:span text:style-name="Definition">Pair programming &amp; social/collaborative coding</text:span></text:a></text:p>
                </text:list-item>
                <text:list-item>
                  <text:p text:style-name="P12"><text:a xlink:type="simple" xlink:href="#design-steps-frameworks-via-stages" text:style-name="Internet_20_link" text:visited-style-name="Visited_20_Internet_20_Link"><text:span text:style-name="Definition">Design steps frameworks via stages</text:span></text:a></text:p>
                </text:list-item>
                <text:list-item>
                  <text:p text:style-name="P12"><text:a xlink:type="simple" xlink:href="#design-patterns" text:style-name="Internet_20_link" text:visited-style-name="Visited_20_Internet_20_Link"><text:span text:style-name="Definition">Design patterns</text:span></text:a></text:p>
                  <text:list text:style-name="L11">
                    <text:list-item>
                      <text:p text:style-name="P15"><text:a xlink:type="simple" xlink:href="#gameplay-design-patterns" text:style-name="Internet_20_link" text:visited-style-name="Visited_20_Internet_20_Link"><text:span text:style-name="Definition">Game(play) design patterns</text:span></text:a></text:p>
                    </text:list-item>
                  </text:list>
                </text:list-item>
              </text:list>
            </text:list-item>
            <text:list-item>
              <text:p text:style-name="P6"><text:a xlink:type="simple" xlink:href="#existing-responses-to-challenges" text:style-name="Internet_20_link" text:visited-style-name="Visited_20_Internet_20_Link"><text:span text:style-name="Definition">Existing responses to challenges</text:span></text:a></text:p>
              <text:list text:style-name="L12">
                <text:list-item>
                  <text:p text:style-name="P16"><text:a xlink:type="simple" xlink:href="#digital-projects-as-an-inclusive-pedaogogy" text:style-name="Internet_20_link" text:visited-style-name="Visited_20_Internet_20_Link"><text:span text:style-name="Definition">Digital projects as an inclusive pedaogogy</text:span></text:a></text:p>
                </text:list-item>
                <text:list-item>
                  <text:p text:style-name="P16"><text:a xlink:type="simple" xlink:href="#resource-provision-and-cpd" text:style-name="Internet_20_link" text:visited-style-name="Visited_20_Internet_20_Link"><text:span text:style-name="Definition">Resource provision and CPD</text:span></text:a></text:p>
                  <text:list text:style-name="L13">
                    <text:list-item>
                      <text:p text:style-name="P17"><text:a xlink:type="simple" xlink:href="#computing-at-schools" text:style-name="Internet_20_link" text:visited-style-name="Visited_20_Internet_20_Link"><text:span text:style-name="Definition">Computing at schools</text:span></text:a></text:p>
                    </text:list-item>
                  </text:list>
                </text:list-item>
                <text:list-item>
                  <text:p text:style-name="P16"><text:a xlink:type="simple" xlink:href="#open-source-online-responses-to-the-challenge" text:style-name="Internet_20_link" text:visited-style-name="Visited_20_Internet_20_Link"><text:span text:style-name="Definition">Open source, online responses to the challenge</text:span></text:a></text:p>
                  <text:list text:style-name="L14">
                    <text:list-item>
                      <text:p text:style-name="P18"><text:a xlink:type="simple" xlink:href="#mozilla-an-open-source-toolset" text:style-name="Internet_20_link" text:visited-style-name="Visited_20_Internet_20_Link"><text:soft-page-break/><text:span text:style-name="Definition">Mozilla, an open source toolset</text:span></text:a></text:p>
                    </text:list-item>
                  </text:list>
                </text:list-item>
                <text:list-item>
                  <text:p text:style-name="P16"><text:a xlink:type="simple" xlink:href="#grass-roots-community-responses" text:style-name="Internet_20_link" text:visited-style-name="Visited_20_Internet_20_Link"><text:span text:style-name="Definition">Grass Roots community responses</text:span></text:a></text:p>
                  <text:list text:style-name="L15">
                    <text:list-item>
                      <text:p text:style-name="P19"><text:a xlink:type="simple" xlink:href="#code-club-coder-dojo-and-raspberry-jam---a-community-responses-to-the-needs-of-informal" text:style-name="Internet_20_link" text:visited-style-name="Visited_20_Internet_20_Link"><text:span text:style-name="Definition">Code Club, Coder Dojo and Raspberry Jam - a community responses to the needs of informal</text:span></text:a></text:p>
                    </text:list-item>
                  </text:list>
                </text:list-item>
              </text:list>
            </text:list-item>
            <text:list-item>
              <text:p text:style-name="P6"><text:a xlink:type="simple" xlink:href="#conclusion" text:style-name="Internet_20_link" text:visited-style-name="Visited_20_Internet_20_Link"><text:span text:style-name="Definition">Conclusion</text:span></text:a></text:p>
              <text:list text:style-name="L16">
                <text:list-item>
                  <text:p text:style-name="P20"><text:a xlink:type="simple" xlink:href="#synthesis-of-chapter-discussion" text:style-name="Internet_20_link" text:visited-style-name="Visited_20_Internet_20_Link"><text:span text:style-name="Definition">Synthesis of chapter / discussion</text:span></text:a></text:p>
                </text:list-item>
                <text:list-item>
                  <text:p text:style-name="P20"><text:a xlink:type="simple" xlink:href="#the-problem-statement-of-the-thesis" text:style-name="Internet_20_link" text:visited-style-name="Visited_20_Internet_20_Link"><text:span text:style-name="Definition">The problem statement of the thesis</text:span></text:a></text:p>
                </text:list-item>
                <text:list-item>
                  <text:p text:style-name="P20"><text:a xlink:type="simple" xlink:href="#link-to-the-next-chapter" text:style-name="Internet_20_link" text:visited-style-name="Visited_20_Internet_20_Link"><text:span text:style-name="Definition">Link to the next chapter</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17">
        <text:list-item>
          <text:p text:style-name="P21">What contradictions arose in participation in this research’s game coding processes and what pedagogical tools and processes are available to address these contradictions?</text:p>
        </text:list-item>
        <text:list-item>
          <text:p text:style-name="P21">How can game design patterns support the development of computational fluency in novices?</text:p>
        </text:list-item>
        <text:list-item>
          <text:p text:style-name="P21">How can learners build agency in an evolving community of game makers?</text:p>
        </text:list-item>
      </text:list>
      <text:h text:style-name="Heading_20_2" text:outline-level="2"><text:bookmark-start text:name="introduction"/>Introduction<text:bookmark-end text:name="introduction"/></text:h>
      <text:p text:style-name="First_20_paragraph"/>
      <text:p text:style-name="P2">LR structure and how it addresses RQs</text:p>
      <text:p text:style-name="Text_20_body">This chapter helps answer (does it need to do this?) the research questions in the following ways. In coverage of relevant studies I focus in particular the to barriers to participation and pedagogical elements which address them as notes in RQ1.</text:p>
      <text:p text:style-name="Text_20_body">This literature review then explores pedagogies of game making of similar digital making.</text:p>
      <text:p text:style-name="Text_20_body">A section addresses game design patterns in particular, as the focus of RQ2, and exposes gaps in the current research in the area of developing notice coding practices.</text:p>
      <text:p text:style-name="Text_20_body">RQ3 addresses the development of agency, a deeper exploration of which is covered Chapter 3. In this literature review of pedagogies, it is worth noting the following elements in pedagogies which are relevant to later discussion.</text:p>
      <text:list text:style-name="L23">
        <text:list-item>
          <text:p text:style-name="P27">the limits of contextual settings on the development of agency</text:p>
        </text:list-item>
        <text:list-item>
          <text:p text:style-name="P27">pedagogical frameworks which help participants develop coding practices within a community focus</text:p>
        </text:list-item>
        <text:list-item>
          <text:p text:style-name="P27">pedagogies which facilitate and highlight community membership: e.g. Barron’s roles and legitimate peripheral participation</text:p>
        </text:list-item>
      </text:list>
      <text:h text:style-name="Heading_20_2" text:outline-level="2"><text:bookmark-start text:name="a-summary-research-claims-surrounding-contructionist-gaming"/><text:soft-page-break/>A summary research claims surrounding contructionist gaming<text:bookmark-end text:name="a-summary-research-claims-surrounding-contructionist-gaming"/></text:h>
      <text:p text:style-name="First_20_paragraph">There are several notable reviews of spanning broad motivations and impact of making games for learning <text:reference-mark-start text:name="ZOTERO_ITEM CSL_CITATION {&quot;citationID&quot;:&quot;kuuxfith&quot;,&quot;properties&quot;:{&quot;formattedCitation&quot;:&quot;(Hayes and Games, 2008; Earp, 2015; Kafai and Burke, 2015; Denner et al., 2019)&quot;,&quot;plainCitation&quot;:&quot;(Hayes and Games, 2008; Earp, 2015; Kafai and Burke, 2015; 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yJawrWukI4"/>(Hayes and Games, 2008; Earp, 2015; Kafai and Burke, 2015; Denner et al., 2019)<text:reference-mark-end text:name="ZOTERO_ITEM CSL_CITATION {&quot;citationID&quot;:&quot;kuuxfith&quot;,&quot;properties&quot;:{&quot;formattedCitation&quot;:&quot;(Hayes and Games, 2008; Earp, 2015; Kafai and Burke, 2015; Denner et al., 2019)&quot;,&quot;plainCitation&quot;:&quot;(Hayes and Games, 2008; Earp, 2015; Kafai and Burke, 2015; 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yJawrWukI4"/>. Another focuses on 21st Century skills <text:reference-mark-start text:name="ZOTERO_ITEM CSL_CITATION {&quot;citationID&quot;:&quot;pagduekd&quot;,&quot;properties&quot;:{&quot;formattedCitation&quot;:&quot;(Bermingham et al., 2013)&quot;,&quot;plainCitation&quot;:&quot;(Bermingham et al., 2013)&quot;,&quot;noteIndex&quot;:0},&quot;citationItems&quot;:[{&quot;id&quot;:2927,&quot;uris&quot;:[&quot;http://zotero.org/users/1913249/items/ZZI6D7CC&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40XCuqD3q6"/>(Bermingham et al., 2013)<text:reference-mark-end text:name="ZOTERO_ITEM CSL_CITATION {&quot;citationID&quot;:&quot;pagduekd&quot;,&quot;properties&quot;:{&quot;formattedCitation&quot;:&quot;(Bermingham et al., 2013)&quot;,&quot;plainCitation&quot;:&quot;(Bermingham et al., 2013)&quot;,&quot;noteIndex&quot;:0},&quot;citationItems&quot;:[{&quot;id&quot;:2927,&quot;uris&quot;:[&quot;http://zotero.org/users/1913249/items/ZZI6D7CC&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40XCuqD3q6"/>. It is of value to explore the motivations of gaming making from the constructionist field as a dominant voice in this field before later exploring the limitations of this perspective.</text:p>
      <text:h text:style-name="Heading_20_3" text:outline-level="3"><text:bookmark-start text:name="motivations-and-benefits-of-constructionist-game-making"/>Motivations and benefits of (constructionist) game making<text:bookmark-end text:name="motivations-and-benefits-of-constructionist-game-making"/></text:h>
      <text:p text:style-name="First_20_paragraph">The benefits presented in Kafai and Burke’s influential review areas of building subject knowledge in educational settings in particular to develop coding and computing skills and STEM subjects. Game making can also develop social skills, self-reflection, cultural awareness and a range of technical abilities that allow participation in information society. Other studies show games as a potential vehicle for exploring issues involving race, sex, social issues.</text:p>
      <text:p text:style-name="P28">Underlying pedagogy</text:p>
      <text:p text:style-name="Text_20_body">An open ended, child-led exploration</text:p>
      <text:p text:style-name="Text_20_body">It does take some from from wider design frameworks.</text:p>
      <text:p text:style-name="Text_20_body">Michel Resnick, a researcher involved in the Scratch project at MIT illustrates an approach to design-based education through a creative cycle. The five circular stages are; Imagine, Create, Play, Share, Reflect and returning to Imagine once more. The model encourages both parents and teachers to create a supportive environment for creativity.</text:p>
      <text:p text:style-name="Text_20_body">Resnick <text:reference-mark-start text:name="ZOTERO_ITEM CSL_CITATION {&quot;citationID&quot;:&quot;zhunukxh&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lpgU6lV6d3"/>(2012)<text:reference-mark-end text:name="ZOTERO_ITEM CSL_CITATION {&quot;citationID&quot;:&quot;zhunukxh&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lpgU6lV6d3"/>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alignment-of-constructionist-gaming-with-pbl-benefits-21st-c-how-are-games-different"/>Alignment of constructionist gaming with PBL benefits &amp; 21st C &amp; How are games different<text:bookmark-end text:name="alignment-of-constructionist-gaming-with-pbl-benefits-21st-c-how-are-games-different"/></text:h>
      <text:p text:style-name="First_20_paragraph">NOTE TRY TO LINK THE TWO ELEMENTS OF THE TITLE</text:p>
      <text:p text:style-name="Text_20_body">There is broad alignment with game making as an educational activity and the general approach of project-based learning.</text:p>
      <text:p text:style-name="Text_20_body">The following studies indicate a broad alignment with some of the techniques of PBL and well represented in the following review of relevant studies representing the following concepts.</text:p>
      <text:list text:style-name="L24">
        <text:list-item>
          <text:p text:style-name="P29"><text:soft-page-break/>Pair Programming</text:p>
        </text:list-item>
        <text:list-item>
          <text:p text:style-name="P29">authentic audience &amp; supportive peer environment</text:p>
        </text:list-item>
        <text:list-item>
          <text:p text:style-name="P29">mobilising motivation and sustaining interest by tapping into interests of participants.</text:p>
        </text:list-item>
      </text:list>
      <text:p text:style-name="First_20_paragraph">Thus: - Denner, girls making games, pair programming - Roberston, social coding - Kafai &amp; Roque, (&amp; 5d) home interests,</text:p>
      <text:p text:style-name="P28">How games are special</text:p>
      <text:list text:style-name="L25">
        <text:list-item>
          <text:p text:style-name="P30">some thing about rules and Piaget <text:reference-mark-start text:name="ZOTERO_ITEM CSL_CITATION {&quot;citationID&quot;:&quot;jbalbgzx&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LF8CC5Xegw"/>(Kafai and Burke, 2015)<text:reference-mark-end text:name="ZOTERO_ITEM CSL_CITATION {&quot;citationID&quot;:&quot;jbalbgzx&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LF8CC5Xegw"/></text:p>
        </text:list-item>
      </text:list>
      <text:p text:style-name="First_20_paragraph">While, the reviews of studies are convincing of the benefits of making games for diverse educational purposes, they are limited in the extent to which they explore how game making is special or different from digital making as a project-based approach.</text:p>
      <text:p text:style-name="Text_20_body">It is helpful a this point to align these PBL guidelines with underlying activity theory concepts and illustration in similar research - Passions as - Fok in 5d, and similar - Pair programming as guided participation - in Rogoff and …?</text:p>
      <text:p text:style-name="Text_20_body">There are particular benefits of the use of games as a target media artefact to create.</text:p>
      <text:p text:style-name="Text_20_body">A strength of the use of games in leaning aligns with a playful approach which can have significant benefits for nurturing a positive attitude of participants <text:reference-mark-start text:name="ZOTERO_ITEM CSL_CITATION {&quot;citationID&quot;:&quot;yyshtqjr&quot;,&quot;properties&quot;:{&quot;formattedCitation&quot;:&quot;(Klopfer et al., 2009)&quot;,&quot;plainCitation&quot;:&quot;(Klopfer et al., 2009)&quot;,&quot;noteIndex&quot;:0},&quot;citationItems&quot;:[{&quot;id&quot;:1570,&quot;uris&quot;:[&quot;http://zotero.org/users/1913249/items/42QTGIQD&quot;,[&quot;http://zotero.org/users/1913249/items/42QTGIQD&quot;]],&quot;itemData&quot;:{&quot;id&quot;:1570,&quot;type&quot;:&quot;article-journal&quot;,&quot;container-title&quot;:&quot;Cambridge, MA: The Education Arcade&quot;,&quot;source&quot;:&quot;Google Scholar&quot;,&quot;title&quot;:&quot;Moving learning games forward&quot;,&quot;URL&quot;:&quot;http://citeseerx.ist.psu.edu/viewdoc/download?doi=10.1.1.687.5017&amp;rep=rep1&amp;type=pdf&quot;,&quot;author&quot;:[{&quot;family&quot;:&quot;Klopfer&quot;,&quot;given&quot;:&quot;Eric&quot;},{&quot;family&quot;:&quot;Osterweil&quot;,&quot;given&quot;:&quot;Scot&quot;},{&quot;family&quot;:&quot;Salen&quot;,&quot;given&quot;:&quot;Katie&quot;},{&quot;literal&quot;:&quot;others&quot;}],&quot;accessed&quot;:{&quot;date-parts&quot;:[[&quot;2017&quot;,5,3]]},&quot;issued&quot;:{&quot;date-parts&quot;:[[&quot;2009&quot;]]},&quot;citation-key&quot;:&quot;klopfer_moving_2009&quot;},&quot;prefix&quot;:&quot;&quot;,&quot;suffix&quot;:&quot;&quot;}],&quot;schema&quot;:&quot;https://github.com/citation-style-language/schema/raw/master/csl-citation.json&quot;} RND9nbYkE4Ksu"/>(Klopfer et al., 2009)<text:reference-mark-end text:name="ZOTERO_ITEM CSL_CITATION {&quot;citationID&quot;:&quot;yyshtqjr&quot;,&quot;properties&quot;:{&quot;formattedCitation&quot;:&quot;(Klopfer et al., 2009)&quot;,&quot;plainCitation&quot;:&quot;(Klopfer et al., 2009)&quot;,&quot;noteIndex&quot;:0},&quot;citationItems&quot;:[{&quot;id&quot;:1570,&quot;uris&quot;:[&quot;http://zotero.org/users/1913249/items/42QTGIQD&quot;,[&quot;http://zotero.org/users/1913249/items/42QTGIQD&quot;]],&quot;itemData&quot;:{&quot;id&quot;:1570,&quot;type&quot;:&quot;article-journal&quot;,&quot;container-title&quot;:&quot;Cambridge, MA: The Education Arcade&quot;,&quot;source&quot;:&quot;Google Scholar&quot;,&quot;title&quot;:&quot;Moving learning games forward&quot;,&quot;URL&quot;:&quot;http://citeseerx.ist.psu.edu/viewdoc/download?doi=10.1.1.687.5017&amp;rep=rep1&amp;type=pdf&quot;,&quot;author&quot;:[{&quot;family&quot;:&quot;Klopfer&quot;,&quot;given&quot;:&quot;Eric&quot;},{&quot;family&quot;:&quot;Osterweil&quot;,&quot;given&quot;:&quot;Scot&quot;},{&quot;family&quot;:&quot;Salen&quot;,&quot;given&quot;:&quot;Katie&quot;},{&quot;literal&quot;:&quot;others&quot;}],&quot;accessed&quot;:{&quot;date-parts&quot;:[[&quot;2017&quot;,5,3]]},&quot;issued&quot;:{&quot;date-parts&quot;:[[&quot;2009&quot;]]},&quot;citation-key&quot;:&quot;klopfer_moving_2009&quot;},&quot;prefix&quot;:&quot;&quot;,&quot;suffix&quot;:&quot;&quot;}],&quot;schema&quot;:&quot;https://github.com/citation-style-language/schema/raw/master/csl-citation.json&quot;} RND9nbYkE4Ksu"/></text:p>
      <text:p text:style-name="Text_20_body">These exceptions address particular aspects of the affordences and other opportunities that games re</text:p>
      <text:list text:style-name="L26">
        <text:list-item>
          <text:p text:style-name="P31">GSM to explore systems thinking in particular</text:p>
        </text:list-item>
        <text:list-item>
          <text:p text:style-name="P31">Pair programming,</text:p>
        </text:list-item>
      </text:list>
      <text:h text:style-name="Heading_20_3" text:outline-level="3"><text:bookmark-start text:name="limits-and-critiques-of-constructionist-game-making"/>Limits and critiques of constructionist game making<text:bookmark-end text:name="limits-and-critiques-of-constructionist-game-making"/></text:h>
      <text:p text:style-name="First_20_paragraph">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citationID&quot;:&quot;prwlykvr&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Nmc0pi5yxK"/>(Thumlert et al., 2018)<text:reference-mark-end text:name="ZOTERO_ITEM CSL_CITATION {&quot;citationID&quot;:&quot;prwlykvr&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Nmc0pi5yxK"/>.</text:p>
      <text:p text:style-name="Text_20_body">It behoves us to revisit the purpose of game making. Critics <text:reference-mark-start text:name="ZOTERO_ITEM CSL_CITATION {&quot;citationID&quot;:&quot;huhlfeho&quot;,&quot;properties&quot;:{&quot;formattedCitation&quot;:&quot;(Vossoughi et al., 2016; Thumlert et al., 2018)&quot;,&quot;plainCitation&quot;:&quot;(Vossoughi et al., 2016; 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xSUmSdKb7r"/>(Vossoughi et al., 2016; Thumlert et al., 2018)<text:reference-mark-end text:name="ZOTERO_ITEM CSL_CITATION {&quot;citationID&quot;:&quot;huhlfeho&quot;,&quot;properties&quot;:{&quot;formattedCitation&quot;:&quot;(Vossoughi et al., 2016; Thumlert et al., 2018)&quot;,&quot;plainCitation&quot;:&quot;(Vossoughi et al., 2016; 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xSUmSdKb7r"/>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citationID&quot;:&quot;jtjhgpgd&quot;,&quot;properties&quot;:{&quot;formattedCitation&quot;:&quot;(Thumlert et al., 2018:4)&quot;,&quot;plainCitation&quot;:&quot;(Thumlert et al., 2018:4)&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1NtxwwMmJf"/>(Thumlert et al., 2018:4)<text:reference-mark-end text:name="ZOTERO_ITEM CSL_CITATION {&quot;citationID&quot;:&quot;jtjhgpgd&quot;,&quot;properties&quot;:{&quot;formattedCitation&quot;:&quot;(Thumlert et al., 2018:4)&quot;,&quot;plainCitation&quot;:&quot;(Thumlert et al., 2018:4)&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1NtxwwMmJf"/>, rather than being mobilised for critical and emancipatory reasons.</text:p>
      <text:p text:style-name="Text_20_body">It is important, in the interests of balance, to separate out some of the positives from the limits here. The school has done good work (tools, design principles) that can be built on.</text:p>
      <text:p text:style-name="Text_20_body"><text:span text:style-name="T1">Returning to developing Computational Fluency</text:span> PERHAPS NOT - MORE OF A BRIDGE TO NEXT SECTION PERHAPS To refocus this review, let’s return to focus of computational <text:soft-page-break/>fluency.</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citationID&quot;:&quot;gutrzqtc&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FI0XW2r5Mq"/>(Fensham-Smith, 2021)<text:reference-mark-end text:name="ZOTERO_ITEM CSL_CITATION {&quot;citationID&quot;:&quot;gutrzqtc&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FI0XW2r5Mq"/>. Two broad streams are sometimes framed as pedagogy and ideology <text:reference-mark-start text:name="ZOTERO_ITEM CSL_CITATION {&quot;citationID&quot;:&quot;ezfxdzb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lSvDmtt8cc"/>(Galen and Pitman, 1991)<text:reference-mark-end text:name="ZOTERO_ITEM CSL_CITATION {&quot;citationID&quot;:&quot;ezfxdzb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lSvDmtt8cc"/> <text:reference-mark-start text:name="ZOTERO_ITEM CSL_CITATION {&quot;citationID&quot;:&quot;oplrcnth&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6K6MgHS8jd"/>(Rothermel, 2003)<text:reference-mark-end text:name="ZOTERO_ITEM CSL_CITATION {&quot;citationID&quot;:&quot;oplrcnth&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6K6MgHS8jd"/>. In terms of pedagogy, popular concepts in home ed circles include unschooling and deschooling. Holt’s concept of unschooling <text:reference-mark-start text:name="ZOTERO_ITEM CSL_CITATION {&quot;citationID&quot;:&quot;vztxzrme&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Hx0dHu5agY"/>(Gray and Riley, 2013)<text:reference-mark-end text:name="ZOTERO_ITEM CSL_CITATION {&quot;citationID&quot;:&quot;vztxzrme&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Hx0dHu5agY"/>,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citationID&quot;:&quot;gbqfqnzh&quot;,&quot;properties&quot;:{&quot;formattedCitation&quot;:&quot;(Illich, 1971)&quot;,&quot;plainCitation&quot;:&quot;(Illich, 1971)&quot;,&quot;noteIndex&quot;:0},&quot;citationItems&quot;:[{&quot;id&quot;:1115,&quot;uris&quot;:[&quot;http://zotero.org/users/1913249/items/6IH2ZXKT&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O3c1z05aaN"/>(Illich, 1971)<text:reference-mark-end text:name="ZOTERO_ITEM CSL_CITATION {&quot;citationID&quot;:&quot;gbqfqnzh&quot;,&quot;properties&quot;:{&quot;formattedCitation&quot;:&quot;(Illich, 1971)&quot;,&quot;plainCitation&quot;:&quot;(Illich, 1971)&quot;,&quot;noteIndex&quot;:0},&quot;citationItems&quot;:[{&quot;id&quot;:1115,&quot;uris&quot;:[&quot;http://zotero.org/users/1913249/items/6IH2ZXKT&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O3c1z05aaN"/>. Many home educating families are active in identifying networks to tap into <text:reference-mark-start text:name="ZOTERO_ITEM CSL_CITATION {&quot;citationID&quot;:&quot;aipvgrmm&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VafP9H2gFy"/>(Doroudi and Ahmad, 2023)<text:reference-mark-end text:name="ZOTERO_ITEM CSL_CITATION {&quot;citationID&quot;:&quot;aipvgrmm&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VafP9H2gFy"/>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First_20_paragraph">While definitions of informal education are complex, the term generally refers to learning that occurs outside a traditional school environment <text:reference-mark-start text:name="ZOTERO_ITEM CSL_CITATION {&quot;citationID&quot;:&quot;epqsitfx&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q0Gkn7riQw"/>(Sefton-Green and Erstad, 2012)<text:reference-mark-end text:name="ZOTERO_ITEM CSL_CITATION {&quot;citationID&quot;:&quot;epqsitfx&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q0Gkn7riQw"/>. However, as Sefton-Green (<text:span text:style-name="T1">sefton-green_literature_2004?</text:span>) notes, formally structured learning can take place in informal settings, and vice-versa. Others writers <text:reference-mark-start text:name="ZOTERO_ITEM CSL_CITATION {&quot;citationID&quot;:&quot;ezaviely&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fy2NqpP9i9"/>(Eshach, 2007:173; Werquin, 2009)<text:reference-mark-end text:name="ZOTERO_ITEM CSL_CITATION {&quot;citationID&quot;:&quot;ezaviely&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fy2NqpP9i9"/>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3" text:outline-level="3"><text:bookmark-start text:name="game-and-media-making-in-informal-communities"/>Game and media making in informal communities<text:bookmark-end text:name="game-and-media-making-in-informal-communities"/></text:h>
      <text:p text:style-name="First_20_paragraph">Researcher Ito’s ethnographic approach to studies of digital use and creativity in the home (<text:span text:style-name="T1">ito_connected_2013-1?</text:span>; <text:span text:style-name="T1">ito_hanging_2010?</text:span>; <text:span text:style-name="T1">ito_living_2009?</text:span>), surfaced the value of informal playing around with games. Gee frames the informal, often online communities as affinity spaces <text:reference-mark-start text:name="ZOTERO_ITEM CSL_CITATION {&quot;citationID&quot;:&quot;oehwmmwm&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jEPRL5q2AP"/>(Gee, 2004)<text:reference-mark-end text:name="ZOTERO_ITEM CSL_CITATION {&quot;citationID&quot;:&quot;oehwmmwm&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jEPRL5q2AP"/>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citationID&quot;:&quot;fmddjiyx&quot;,&quot;properties&quot;:{&quot;formattedCitation&quot;:&quot;(Ito et al., 2013)&quot;,&quot;plainCitation&quot;:&quot;(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XioVRkbM08"/>(Ito et al., 2013)<text:reference-mark-end text:name="ZOTERO_ITEM CSL_CITATION {&quot;citationID&quot;:&quot;fmddjiyx&quot;,&quot;properties&quot;:{&quot;formattedCitation&quot;:&quot;(Ito et al., 2013)&quot;,&quot;plainCitation&quot;:&quot;(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XioVRkbM08"/>. This book connects the ethos of varied case studies and design approaches, to the sociocultural approach of viewing learning as embedded within social and cultural contexts.</text:p>
      <text:h text:style-name="Heading_20_2" text:outline-level="2"><text:bookmark-start text:name="barriers-to-participation-in-game-making"/><text:soft-page-break/>Barriers to participation in game making<text:bookmark-end text:name="barriers-to-participation-in-game-making"/></text:h>
      <text:h text:style-name="Heading_20_3" text:outline-level="3"><text:bookmark-start text:name="barriers-linked-to-identity-and-values"/>Barriers linked to identity and values<text:bookmark-end text:name="barriers-linked-to-identity-and-values"/></text:h>
      <text:p text:style-name="First_20_paragraph">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citationID&quot;:&quot;bcqjhicl&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8Kl60I7InG"/>(2016)<text:reference-mark-end text:name="ZOTERO_ITEM CSL_CITATION {&quot;citationID&quot;:&quot;bcqjhicl&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8Kl60I7InG"/> stress the need to explore and incorporate not only the values of but also cultural experiences of working-class students and students of colour into the making process.</text:p>
      <text:p text:style-name="Text_20_body">Margolis et al [(<text:span text:style-name="T1">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citationID&quot;:&quot;qzixdkau&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Mp888aNHoy"/>(DiSalvo et al., 2008, 2009, 2014)<text:reference-mark-end text:name="ZOTERO_ITEM CSL_CITATION {&quot;citationID&quot;:&quot;qzixdkau&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Mp888aNHoy"/>.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citationID&quot;:&quot;mwccjhrv&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j0Q6E9jOnW"/>(Papert and Turkle, 1990)<text:reference-mark-end text:name="ZOTERO_ITEM CSL_CITATION {&quot;citationID&quot;:&quot;mwccjhrv&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j0Q6E9jOnW"/>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text:reference-mark-start text:name="ZOTERO_ITEM CSL_CITATION {&quot;citationID&quot;:&quot;npjhxmep&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hf6G0tzuao"/>(Denner and Campe, 2008; Denner, Ortiz, et al., 2014)<text:reference-mark-end text:name="ZOTERO_ITEM CSL_CITATION {&quot;citationID&quot;:&quot;npjhxmep&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hf6G0tzuao"/>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citationID&quot;:&quot;fvhjwivr&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D8IFzibzvv"/>(Pelletier, 2008)<text:reference-mark-end text:name="ZOTERO_ITEM CSL_CITATION {&quot;citationID&quot;:&quot;fvhjwivr&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D8IFzibzvv"/>. Kafai and Burke <text:reference-mark-start text:name="ZOTERO_ITEM CSL_CITATION {&quot;citationID&quot;:&quot;rusfkilg&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mAHQdsZ0c7"/>(Kafai and Burke, 2014a)<text:reference-mark-end text:name="ZOTERO_ITEM CSL_CITATION {&quot;citationID&quot;:&quot;rusfkilg&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mAHQdsZ0c7"/>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citationID&quot;:&quot;qoxrvsiq&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zANxKbf6y4"/>(Buechley et al., 2008:431)<text:reference-mark-end text:name="ZOTERO_ITEM CSL_CITATION {&quot;citationID&quot;:&quot;qoxrvsiq&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zANxKbf6y4"/> ask “how can we integrate computer science with activities and communities that girls and women are already engaged in?”,</text:p>
      <text:h text:style-name="Heading_20_3" text:outline-level="3"><text:bookmark-start text:name="technical-barriers--"/>Technical barriers -<text:bookmark-end text:name="technical-barriers--"/></text:h>
      <text:p text:style-name="First_20_paragraph">Techie stuff - perhaps in intro? Or signpost to start of Chapter 4.</text:p>
      <text:h text:style-name="Heading_20_4" text:outline-level="4"><text:bookmark-start text:name="difficulty-of-computer-programming-via-coding"/>Difficulty of computer programming via coding<text:bookmark-end text:name="difficulty-of-computer-programming-via-coding"/></text:h>
      <text:p text:style-name="P4">Summary here <text:reference-mark-start text:name="ZOTERO_ITEM CSL_CITATION {&quot;citationID&quot;:&quot;rdabreqs&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BSN0Xno7VZ"/>(Gomes and Mendes, 2007)<text:reference-mark-end text:name="ZOTERO_ITEM CSL_CITATION {&quot;citationID&quot;:&quot;rdabreqs&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BSN0Xno7VZ"/> <text:reference-mark-start text:name="ZOTERO_ITEM CSL_CITATION {&quot;citationID&quot;:&quot;wqixeenv&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Zy1Ook6oOB"/><text:span text:style-name="T7">(João et al., 2019)</text:span><text:reference-mark-end text:name="ZOTERO_ITEM CSL_CITATION {&quot;citationID&quot;:&quot;wqixeenv&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Zy1Ook6oOB"/>. and here</text:p>
      <text:p text:style-name="Preformatted_20_Text">&lt;!-- Through a literature review on this topic, we aim to organize and <text:s text:c="2"/>systematize the main difficulties into four dimensions of analysis: (i) <text:soft-page-break/>subject and complexity of languages; (ii) technologies and applications; (iii) teachers and teaching methodologies; and (iv) pupils’ skills[@joao_cross-analysis_2019] --&gt;</text:p>
      <text:p text:style-name="P4">In particular, the dilemma between more authentic languages and block based approaches <text:reference-mark-start text:name="ZOTERO_ITEM CSL_CITATION {&quot;citationID&quot;:&quot;yoymoyuv&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CzWfopKokG"/><text:span text:style-name="T7">(João et al., 2019)</text:span><text:reference-mark-end text:name="ZOTERO_ITEM CSL_CITATION {&quot;citationID&quot;:&quot;yoymoyuv&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CzWfopKokG"/>.</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ugpmeuww&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2k86x7itD4"/>(Gomes and Mendes, 2007)<text:reference-mark-end text:name="ZOTERO_ITEM CSL_CITATION {&quot;citationID&quot;:&quot;ugpmeuww&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2k86x7itD4"/></text:p>
      <text:p text:style-name="Text_20_body">Issues of needing levels of abstraction in learning programming <text:reference-mark-start text:name="ZOTERO_ITEM CSL_CITATION {&quot;citationID&quot;:&quot;nvncmnbv&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D370T17ao8"/>(Gomes and Mendes, 2007)<text:reference-mark-end text:name="ZOTERO_ITEM CSL_CITATION {&quot;citationID&quot;:&quot;nvncmnbv&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D370T17ao8"/>.</text:p>
      <text:p text:style-name="Text_20_body">Addressing technical barriers <text:span text:style-name="T2">Specialist coding tools and computational kits</text:span></text:p>
      <text:p text:style-name="Text_20_body">There may software and hardware kits aimed at novice coders and in particular younger audience <text:reference-mark-start text:name="ZOTERO_ITEM CSL_CITATION {&quot;citationID&quot;:&quot;vplmzbbq&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DdP0OQq7C4"/>(Yu and Roque, 2018)<text:reference-mark-end text:name="ZOTERO_ITEM CSL_CITATION {&quot;citationID&quot;:&quot;vplmzbbq&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DdP0OQq7C4"/>.</text:p>
      <text:p text:style-name="P28">The use of non-coding tools to make games</text:p>
      <text:p text:style-name="Text_20_body">To address</text:p>
      <text:p text:style-name="Text_20_body">GSM Unity Game Maker</text:p>
      <text:h text:style-name="Heading_20_3" text:outline-level="3"><text:bookmark-start text:name="other-barriers-to-making-games"/>Other barriers to making games<text:bookmark-end text:name="other-barriers-to-making-games"/></text:h>
      <text:p text:style-name="First_20_paragraph">Other barriers are not limited to the use of computer coding, or identity.</text:p>
      <text:list text:style-name="L27">
        <text:list-item>
          <text:p text:style-name="P32">Lack of what is needed to make a good game.</text:p>
        </text:list-item>
      </text:list>
      <text:p text:style-name="P3">Inequality of access to participatory culture communities (Barrier)</text:p>
      <text:p text:style-name="Text_20_body">In these more naturalistic settings, Ito and colleagues note that generative activities are the exception rather than norm even in expressly creative communities <text:reference-mark-start text:name="ZOTERO_ITEM CSL_CITATION {&quot;citationID&quot;:&quot;yxtinfmy&quot;,&quot;properties&quot;:{&quot;formattedCitation&quot;:&quot;(2010)&quot;,&quot;plainCitation&quot;:&quot;(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schema&quot;:&quot;https://github.com/citation-style-language/schema/raw/master/csl-citation.json&quot;} RNDaz78Dulor2"/>(2010)<text:reference-mark-end text:name="ZOTERO_ITEM CSL_CITATION {&quot;citationID&quot;:&quot;yxtinfmy&quot;,&quot;properties&quot;:{&quot;formattedCitation&quot;:&quot;(2010)&quot;,&quot;plainCitation&quot;:&quot;(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schema&quot;:&quot;https://github.com/citation-style-language/schema/raw/master/csl-citation.json&quot;} RNDaz78Dulor2"/>.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citationID&quot;:&quot;zikooqem&quot;,&quot;properties&quot;:{&quot;formattedCitation&quot;:&quot;(Luther et al., 2010)&quot;,&quot;plainCitation&quot;:&quot;(Luther et al., 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uffix&quot;:&quot;&quot;}],&quot;schema&quot;:&quot;https://github.com/citation-style-language/schema/raw/master/csl-citation.json&quot;} RNDRVFAs4dYhx"/>(Luther et al., 2010)<text:reference-mark-end text:name="ZOTERO_ITEM CSL_CITATION {&quot;citationID&quot;:&quot;zikooqem&quot;,&quot;properties&quot;:{&quot;formattedCitation&quot;:&quot;(Luther et al., 2010)&quot;,&quot;plainCitation&quot;:&quot;(Luther et al., 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uffix&quot;:&quot;&quot;}],&quot;schema&quot;:&quot;https://github.com/citation-style-language/schema/raw/master/csl-citation.json&quot;} RNDRVFAs4dYhx"/>.</text:p>
      <text:p text:style-name="Text_20_body">To address issues of confidence interacting in online communities, Roque’s FCL study aimed to move online community interaction into a face to face settings <text:reference-mark-start text:name="ZOTERO_ITEM CSL_CITATION {&quot;citationID&quot;:&quot;prpbooga&quot;,&quot;properties&quot;:{&quot;formattedCitation&quot;:&quot;(2016)&quot;,&quot;plainCitation&quot;:&quot;(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MydCu3kS1z"/>(2016)<text:reference-mark-end text:name="ZOTERO_ITEM CSL_CITATION {&quot;citationID&quot;:&quot;prpbooga&quot;,&quot;properties&quot;:{&quot;formattedCitation&quot;:&quot;(2016)&quot;,&quot;plainCitation&quot;:&quot;(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MydCu3kS1z"/>. The use of facilitators who were trained to recognise the helping behaviours of parents.</text:p>
      <text:h text:style-name="Heading_20_2" text:outline-level="2"><text:bookmark-start text:name="programmes-working-to-address-challenge"/>Programmes working to address challenge<text:bookmark-end text:name="programmes-working-to-address-challenge"/></text:h>
      <text:p text:style-name="First_20_paragraph">Specifically barriers - concerning identity, and including a structure of pedagogy</text:p>
      <text:h text:style-name="Heading_20_3" text:outline-level="3"><text:bookmark-start text:name="game-competitions"/><text:soft-page-break/>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uqzehwjx&quot;,&quot;properties&quot;:{&quot;formattedCitation&quot;:&quot;(Kafai et al., 2011, 2014)&quot;,&quot;plainCitation&quot;:&quot;(Kafai et al., 2011, 2014)&quot;,&quot;noteIndex&quot;:0},&quot;citationItems&quot;:[{&quot;id&quot;:9656,&quot;uris&quot;:[&quot;http://zotero.org/users/1913249/items/CEVYEB7V&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UBKgZrXLHW"/>(Kafai et al., 2011, 2014)<text:reference-mark-end text:name="ZOTERO_ITEM CSL_CITATION {&quot;citationID&quot;:&quot;uqzehwjx&quot;,&quot;properties&quot;:{&quot;formattedCitation&quot;:&quot;(Kafai et al., 2011, 2014)&quot;,&quot;plainCitation&quot;:&quot;(Kafai et al., 2011, 2014)&quot;,&quot;noteIndex&quot;:0},&quot;citationItems&quot;:[{&quot;id&quot;:9656,&quot;uris&quot;:[&quot;http://zotero.org/users/1913249/items/CEVYEB7V&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UBKgZrXLHW"/> - Games for change https://gamesforchange.org/studentchallenge/</text:p>
      <text:p text:style-name="Text_20_body">And themed games for change competitions. And via</text:p>
      <text:p text:style-name="Text_20_body">Critique of competitions <text:reference-mark-start text:name="ZOTERO_ITEM CSL_CITATION {&quot;citationID&quot;:&quot;hefqedfy&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M9FTMulYQe"/>(Thumlert et al., 2018)<text:reference-mark-end text:name="ZOTERO_ITEM CSL_CITATION {&quot;citationID&quot;:&quot;hefqedfy&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M9FTMulYQe"/>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mlhgxoea&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lY7EhNa0Nw"/>(Gabler et al., 2005; Arya et al., 2013)<text:reference-mark-end text:name="ZOTERO_ITEM CSL_CITATION {&quot;citationID&quot;:&quot;mlhgxoea&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lY7EhNa0Nw"/>. participants create games individually or in teams in a time-constrained period, typically 24 or 48 hours. Team events often take place in physical venues which may be part of a wider global Jams <text:reference-mark-start text:name="ZOTERO_ITEM CSL_CITATION {&quot;citationID&quot;:&quot;ixqibtus&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FOaAJEoLCS"/>(Arya et al., 2013)<text:reference-mark-end text:name="ZOTERO_ITEM CSL_CITATION {&quot;citationID&quot;:&quot;ixqibtus&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FOaAJEoLCS"/>. Eberhardt <text:reference-mark-start text:name="ZOTERO_ITEM CSL_CITATION {&quot;citationID&quot;:&quot;egdpbxyb&quot;,&quot;properties&quot;:{&quot;formattedCitation&quot;:&quot;(2016:3)&quot;,&quot;plainCitation&quot;:&quot;(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iUa2z2cWMQ"/>(2016:3)<text:reference-mark-end text:name="ZOTERO_ITEM CSL_CITATION {&quot;citationID&quot;:&quot;egdpbxyb&quot;,&quot;properties&quot;:{&quot;formattedCitation&quot;:&quot;(2016:3)&quot;,&quot;plainCitation&quot;:&quot;(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iUa2z2cWMQ"/>,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psfgqnay&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A9pmr10rQJ"/>(2014)<text:reference-mark-end text:name="ZOTERO_ITEM CSL_CITATION {&quot;citationID&quot;:&quot;psfgqnay&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A9pmr10rQJ"/>, using a playful vs. gameful spectrum from Caillois <text:reference-mark-start text:name="ZOTERO_ITEM CSL_CITATION {&quot;citationID&quot;:&quot;iftgravw&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4F6fQFBOlI"/>(2001)<text:reference-mark-end text:name="ZOTERO_ITEM CSL_CITATION {&quot;citationID&quot;:&quot;iftgravw&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4F6fQFBOlI"/>.</text:p>
      <text:p text:style-name="Text_20_body">The Moveable Game Jam <text:reference-mark-start text:name="ZOTERO_ITEM CSL_CITATION {&quot;citationID&quot;:&quot;pnvytijb&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q7WzTFXgaz"/>(Games for Change, 2017)<text:reference-mark-end text:name="ZOTERO_ITEM CSL_CITATION {&quot;citationID&quot;:&quot;pnvytijb&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q7WzTFXgaz"/>,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oding-clubhouses"/><text:soft-page-break/>Coding club(houses)<text:bookmark-end text:name="coding-clubhouses"/></text:h>
      <text:p text:style-name="First_20_paragraph">Work in informal settings has been an important strand of constructionist research based at MIT <text:reference-mark-start text:name="ZOTERO_ITEM CSL_CITATION {&quot;citationID&quot;:&quot;mybcgspc&quot;,&quot;properties&quot;:{&quot;formattedCitation&quot;:&quot;(Resnick and Rusk, 1996; Peppler et al., 2009)&quot;,&quot;plainCitation&quot;:&quot;(Resnick and Rusk, 1996; Peppler et al., 2009)&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ABaNX5cfNS"/>(Resnick and Rusk, 1996; Peppler et al., 2009)<text:reference-mark-end text:name="ZOTERO_ITEM CSL_CITATION {&quot;citationID&quot;:&quot;mybcgspc&quot;,&quot;properties&quot;:{&quot;formattedCitation&quot;:&quot;(Resnick and Rusk, 1996; Peppler et al., 2009)&quot;,&quot;plainCitation&quot;:&quot;(Resnick and Rusk, 1996; Peppler et al., 2009)&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ABaNX5cfNS"/>.</text:p>
      <text:p text:style-name="Text_20_body">The work of Roque is also of note in the way that family members are brought directly into the making process.</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citationID&quot;:&quot;xcuychgv&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TrLrKTgF1k"/>(Xiao and Carroll, 2007)<text:reference-mark-end text:name="ZOTERO_ITEM CSL_CITATION {&quot;citationID&quot;:&quot;xcuychgv&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TrLrKTgF1k"/> has close parallels with project approaches and has a focus on fostering online collaboration and resources sharing. Many popular and well researched online communities exist <text:a xlink:type="simple" xlink:href="../2024-7-2-Literature_review.md.odt/Bruckman" text:style-name="Internet_20_link" text:visited-style-name="Visited_20_Internet_20_Link"><text:span text:style-name="Definition">scratch, itch.io, new grounds</text:span></text:a>. However researchers <text:reference-mark-start text:name="ZOTERO_ITEM CSL_CITATION {&quot;citationID&quot;:&quot;sllripdc&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HuJbvGQplR"/>(Roque, 2016)<text:reference-mark-end text:name="ZOTERO_ITEM CSL_CITATION {&quot;citationID&quot;:&quot;sllripdc&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HuJbvGQplR"/> highlighted the limitations of accessibility of online participatory culture. In response Roque <text:reference-mark-start text:name="ZOTERO_ITEM CSL_CITATION {&quot;citationID&quot;:&quot;ytdankfl&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l0eG7TDafC"/>(Roque, 2016)<text:reference-mark-end text:name="ZOTERO_ITEM CSL_CITATION {&quot;citationID&quot;:&quot;ytdankfl&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l0eG7TDafC"/> FCL study addressed it with face to face session with help from family members. In asking is how can facilitators help develop participation in community activities (<text:span text:style-name="T1">roqueBecomingFacilitatorsCreative2018?</text:span>), Roque operationalise Barron’s work on parental roles in a making. The research team created a detailed guide to replicate the programme <text:reference-mark-start text:name="ZOTERO_ITEM CSL_CITATION {&quot;citationID&quot;:&quot;ckpqsokv&quot;,&quot;properties&quot;:{&quot;formattedCitation&quot;:&quot;(Leggett and Roque, 2017)&quot;,&quot;plainCitation&quot;:&quot;(Leggett and Roque, 2017)&quot;,&quot;noteIndex&quot;:0},&quot;citationItems&quot;:[{&quot;id&quot;:9661,&quot;uris&quot;:[&quot;http://zotero.org/users/1913249/items/Z4HCQIST&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e68Tl5u3O9"/>(Leggett and Roque, 2017)<text:reference-mark-end text:name="ZOTERO_ITEM CSL_CITATION {&quot;citationID&quot;:&quot;ckpqsokv&quot;,&quot;properties&quot;:{&quot;formattedCitation&quot;:&quot;(Leggett and Roque, 2017)&quot;,&quot;plainCitation&quot;:&quot;(Leggett and Roque, 2017)&quot;,&quot;noteIndex&quot;:0},&quot;citationItems&quot;:[{&quot;id&quot;:9661,&quot;uris&quot;:[&quot;http://zotero.org/users/1913249/items/Z4HCQIST&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e68Tl5u3O9"/>.</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 We can compare the difficulties of scaling of this hybrid setting (FCL) with more structured, and more naturalistic learning environments as explored by Ito above.</text:p>
      <text:p text:style-name="Text_20_body">It did Both invite a question, how best to structure activities.</text:p>
      <text:h text:style-name="Heading_20_3" text:outline-level="3"><text:bookmark-start text:name="link-to-next-section---pedagogies-exist-but-more-are-needed"/>Link to next section - pedagogies exist but more are needed<text:bookmark-end text:name="link-to-next-section---pedagogies-exist-but-more-are-needed"/></text:h>
      <text:p text:style-name="P2">Lack of specific pedagogies (for informal spaces) - via a case study / research ?</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h text:style-name="Heading_20_2" text:outline-level="2"><text:bookmark-start text:name="pedagogies-to-support-game-making-via-coding"/>Pedagogies to support game making via coding<text:bookmark-end text:name="pedagogies-to-support-game-making-via-coding"/></text:h>
      <text:p text:style-name="First_20_paragraph"><text:span text:style-name="T1">Defining pedagogy in this study:</text:span> One of the main themes of this review is to address what pedagogies are available in to help coding, in relation to RQ1. Following activity theory terms <text:soft-page-break/>pedagogy can be reframed as pedagogical tools and processes and can be viewed as a kind of meditational strategy.</text:p>
      <text:h text:style-name="Heading_20_3" text:outline-level="3"><text:bookmark-start text:name="curricular-concepts-semantic-waves-and-primm"/>Curricular concepts, semantic waves and PRIMM<text:bookmark-end text:name="curricular-concepts-semantic-waves-and-primm"/></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citationID&quot;:&quot;ywvsqnqn&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sxa9QGs0PS"/>(2016)<text:reference-mark-end text:name="ZOTERO_ITEM CSL_CITATION {&quot;citationID&quot;:&quot;ywvsqnqn&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sxa9QGs0PS"/> review of CT cautions against a too narrow definition of CT that highlights formal abstractions as represented by Wing’s take on CT <text:reference-mark-start text:name="ZOTERO_ITEM CSL_CITATION {&quot;citationID&quot;:&quot;tericxcm&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Ky7dIBrefd"/>(2008)<text:reference-mark-end text:name="ZOTERO_ITEM CSL_CITATION {&quot;citationID&quot;:&quot;tericxcm&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Ky7dIBrefd"/>. This is not to argue that Wing’s approach to CT is without technical merit <text:reference-mark-start text:name="ZOTERO_ITEM CSL_CITATION {&quot;citationID&quot;:&quot;hoqwgrqv&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T3B6MH5JlH"/>(Lodi and Martini, 2021)<text:reference-mark-end text:name="ZOTERO_ITEM CSL_CITATION {&quot;citationID&quot;:&quot;hoqwgrqv&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T3B6MH5JlH"/>,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eejljqci&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COJb9fi8Qe"/>(Resnick and Rusk, 2020)<text:reference-mark-end text:name="ZOTERO_ITEM CSL_CITATION {&quot;citationID&quot;:&quot;eejljqci&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COJb9fi8Qe"/>.</text:p>
      <text:p text:style-name="Text_20_body">In teaching computing pedagogy the concept of levels of abstraction can be taught to students to help them understand the level of abstraction that they are working at <text:reference-mark-start text:name="ZOTERO_ITEM CSL_CITATION {&quot;citationID&quot;:&quot;bxlwrlmh&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OPX00wS0Pd"/>(Statter and Armoni, 2016; Waite et al., 2016, 2018a)<text:reference-mark-end text:name="ZOTERO_ITEM CSL_CITATION {&quot;citationID&quot;:&quot;bxlwrlmh&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OPX00wS0Pd"/>.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dheaxhvq&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Ny1SXqnph1"/>(Waite et al., 2018b)<text:reference-mark-end text:name="ZOTERO_ITEM CSL_CITATION {&quot;citationID&quot;:&quot;dheaxhvq&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Ny1SXqnph1"/></text:p>
      <text:h text:style-name="Heading_20_4" text:outline-level="4"><text:bookmark-start text:name="semantic-profiles-and-waves"/>Semantic Profiles and Waves<text:bookmark-end text:name="semantic-profiles-and-waves"/></text:h>
      <text:p text:style-name="First_20_paragraph">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D&quot;:&quot;rmvxskfv&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nys6ZexaMg"/>(Macnaught et al., 2013)<text:reference-mark-end text:name="ZOTERO_ITEM CSL_CITATION {&quot;citationID&quot;:&quot;rmvxskfv&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nys6ZexaMg"/>.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ageslgqf&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S7xiDPP1lt"/>(2020)<text:reference-mark-end text:name="ZOTERO_ITEM CSL_CITATION {&quot;citationID&quot;:&quot;ageslgqf&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S7xiDPP1lt"/>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P33">semantic waves</text:p>
      <text:p text:style-name="Text_20_body">Figure 3.1 A Semantic Profile with Semantic Waves</text:p>
      <text:p text:style-name="Text_20_body"><text:soft-page-break/>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4" text:outline-level="4"><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citationID&quot;:&quot;hejlwruk&quot;,&quot;properties&quot;:{&quot;formattedCitation&quot;:&quot;(Sentance et al., 2019)&quot;,&quot;plainCitation&quot;:&quot;(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Tc6V7HQGkL"/>(Sentance et al., 2019)<text:reference-mark-end text:name="ZOTERO_ITEM CSL_CITATION {&quot;citationID&quot;:&quot;hejlwruk&quot;,&quot;properties&quot;:{&quot;formattedCitation&quot;:&quot;(Sentance et al., 2019)&quot;,&quot;plainCitation&quot;:&quot;(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Tc6V7HQGkL"/>.</text:p>
      <text:p text:style-name="Text_20_body"><text:span text:style-name="T1">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p text:style-name="Text_20_body">In proposing PRIMM Sentence et al highlights a deficit of exploration based approaches of Papert and constructionism proposed by Grover <text:reference-mark-start text:name="ZOTERO_ITEM CSL_CITATION {&quot;citationID&quot;:&quot;klntzyca&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eQUrqNLc5f"/>(2019:5)<text:reference-mark-end text:name="ZOTERO_ITEM CSL_CITATION {&quot;citationID&quot;:&quot;klntzyca&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eQUrqNLc5f"/></text:p>
      <text:p text:style-name="Text_20_body">However, given the importance of explicit instruction of concepts, it seems lacking then that there is no guidance on what concepts should be best explored via this pedagogy.</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We can turn to the UK curriculum perhaps for guidance.</text:p>
      <text:p text:style-name="Text_20_body">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use-modify-create"/><text:soft-page-break/>Use Modify Create<text:bookmark-end text:name="use-modify-create"/></text:h>
      <text:p text:style-name="First_20_paragraph">The ‘Use-Modify-Create’ approach proposed by Lee and colleagues <text:reference-mark-start text:name="ZOTERO_ITEM CSL_CITATION {&quot;citationID&quot;:&quot;lklpvofu&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dVoOGNuTUH"/>(2011)<text:reference-mark-end text:name="ZOTERO_ITEM CSL_CITATION {&quot;citationID&quot;:&quot;lklpvofu&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dVoOGNuTUH"/>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wexycvzn&quot;,&quot;properties&quot;:{&quot;formattedCitation&quot;:&quot;(Denner et al., 2012; Werner et al., 2013, 2014; Denner, Werner, et al., 2014)&quot;,&quot;plainCitation&quot;:&quot;(Denner et al., 2012; Werner et al., 2013, 2014;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IRmSVfY3QP"/>(Denner et al., 2012; Werner et al., 2013, 2014; Denner, Werner, et al., 2014)<text:reference-mark-end text:name="ZOTERO_ITEM CSL_CITATION {&quot;citationID&quot;:&quot;wexycvzn&quot;,&quot;properties&quot;:{&quot;formattedCitation&quot;:&quot;(Denner et al., 2012; Werner et al., 2013, 2014; Denner, Werner, et al., 2014)&quot;,&quot;plainCitation&quot;:&quot;(Denner et al., 2012; Werner et al., 2013, 2014;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IRmSVfY3QP"/>.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horyqqla&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fqLnGRdkBY"/>(2011)<text:reference-mark-end text:name="ZOTERO_ITEM CSL_CITATION {&quot;citationID&quot;:&quot;horyqqla&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fqLnGRdkBY"/></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P47">A study involving five hundred 9 to 14 year-olds found that the UMC approach can balance a structured approach with more student-led exploration <text:reference-mark-start text:name="ZOTERO_ITEM CSL_CITATION {&quot;citationID&quot;:&quot;asxaxeqd&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W6UXDCSAS0"/>(Franklin et al., 2020)<text:reference-mark-end text:name="ZOTERO_ITEM CSL_CITATION {&quot;citationID&quot;:&quot;asxaxeqd&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W6UXDCSAS0"/>.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wolwxkye&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XuPkThviuw"/><text:span text:style-name="T7">(Lytle, Cateté, et al., 2019)</text:span><text:reference-mark-end text:name="ZOTERO_ITEM CSL_CITATION {&quot;citationID&quot;:&quot;wolwxkye&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XuPkThviuw"/>.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28">Research on UMC which develops learner choice</text:p>
      <text:p text:style-name="P47">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saqqsnxg&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QXXT7xAsW9"/><text:span text:style-name="T7">(Lytle, Catete, et al., 2019; Lytle, Cateté, et al., 2019)</text:span><text:reference-mark-end text:name="ZOTERO_ITEM CSL_CITATION {&quot;citationID&quot;:&quot;saqqsnxg&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QXXT7xAsW9"/></text:p>
      <text:list text:style-name="L28">
        <text:list-item>
          <text:p text:style-name="P34">Scaffold Students and Teachers- Providing the necessary programming blocks students need to complete a choice</text:p>
        </text:list-item>
        <text:list-item>
          <text:p text:style-name="P34">Differentiate Choices by Difficulty - create choice systems that have varying difficulty</text:p>
        </text:list-item>
        <text:list-item>
          <text:p text:style-name="P34">Create Choices that Show Visible and Immediate Changes</text:p>
        </text:list-item>
        <text:list-item>
          <text:p text:style-name="P34">Make things Complex, not Complicated</text:p>
        </text:list-item>
        <text:list-item>
          <text:p text:style-name="P34"><text:soft-page-break/>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microworlds"/>Microworlds<text:bookmark-end text:name="microworlds"/></text:h>
      <text:h text:style-name="Heading_20_4" text:outline-level="4"><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Papert’s concept of microworlds refers to simplified computer simulations or models that provide a controlled environment in which students can explore and experiment with maths or physics concepts in a concrete way <text:reference-mark-start text:name="ZOTERO_ITEM CSL_CITATION {&quot;citationID&quot;:&quot;adkfkuda&quot;,&quot;properties&quot;:{&quot;formattedCitation&quot;:&quot;(Papert, 1980, 1993; Harel and Papert, 1991)&quot;,&quot;plainCitation&quot;:&quot;(Papert, 1980, 1993; Harel and Papert, 1991)&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eMV0VH9Qbr"/>(Papert, 1980, 1993; Harel and Papert, 1991)<text:reference-mark-end text:name="ZOTERO_ITEM CSL_CITATION {&quot;citationID&quot;:&quot;adkfkuda&quot;,&quot;properties&quot;:{&quot;formattedCitation&quot;:&quot;(Papert, 1980, 1993; Harel and Papert, 1991)&quot;,&quot;plainCitation&quot;:&quot;(Papert, 1980, 1993; Harel and Papert, 1991)&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eMV0VH9Qbr"/>.</text:p>
      <text:p text:style-name="Text_20_body">Mircoworlds can be seen as the germ from which constructionist principles came in to focus <text:reference-mark-start text:name="ZOTERO_ITEM CSL_CITATION {&quot;citationID&quot;:&quot;ktmcmywq&quot;,&quot;properties&quot;:{&quot;formattedCitation&quot;:&quot;(Kafai and Resnick, 1996; Kafai and Burke, 2014b)&quot;,&quot;plainCitation&quot;:&quot;(Kafai and Resnick, 1996; Kafai and Burke, 2014b)&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8b9oGyiF59"/>(Kafai and Resnick, 1996; Kafai and Burke, 2014b)<text:reference-mark-end text:name="ZOTERO_ITEM CSL_CITATION {&quot;citationID&quot;:&quot;ktmcmywq&quot;,&quot;properties&quot;:{&quot;formattedCitation&quot;:&quot;(Kafai and Resnick, 1996; Kafai and Burke, 2014b)&quot;,&quot;plainCitation&quot;:&quot;(Kafai and Resnick, 1996; Kafai and Burke, 2014b)&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8b9oGyiF59"/>.</text:p>
      <text:p text:style-name="Text_20_body">Papert argued that microworlds could help students develop computational thinking skills by providing them with concrete objects and opportunities to experiment with computational processes and to reflect on their own thinking. Via microworlds, students engage in hands-on learning, to develop a deeper and more meaningful understanding of the concepts they were studying.</text:p>
      <text:p text:style-name="Text_20_body">While, examples of a Microworlds are diverse <text:reference-mark-start text:name="ZOTERO_ITEM CSL_CITATION {&quot;citationID&quot;:&quot;qqzukniq&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WSnk2wERmv"/>(Rieber, 2004)<text:reference-mark-end text:name="ZOTERO_ITEM CSL_CITATION {&quot;citationID&quot;:&quot;qqzukniq&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WSnk2wERmv"/>, a Turtle drawing world using LOGO can be used here as an example. In the Mathland of the turtle which speaks only LOGO, children are drawn to speak LOGO to progress. The affordances of the physical turtle provide visible motivation.</text:p>
      <text:p text:style-name="Text_20_body">The work of Papert and the concept of microworlds continue to be influential in the field of educational technology <text:reference-mark-start text:name="ZOTERO_ITEM CSL_CITATION {&quot;citationID&quot;:&quot;nyludsgp&quot;,&quot;properties&quot;:{&quot;formattedCitation&quot;:&quot;(Kafai and Resnick, 1996)&quot;,&quot;plainCitation&quot;:&quot;(Kafai and Resnick, 1996)&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kfbUWAEp4v"/>(Kafai and Resnick, 1996)<text:reference-mark-end text:name="ZOTERO_ITEM CSL_CITATION {&quot;citationID&quot;:&quot;nyludsgp&quot;,&quot;properties&quot;:{&quot;formattedCitation&quot;:&quot;(Kafai and Resnick, 1996)&quot;,&quot;plainCitation&quot;:&quot;(Kafai and Resnick, 1996)&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kfbUWAEp4v"/>.</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hgfacsqf&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F4URMDOZCj"/>(Papert, 2002)<text:reference-mark-end text:name="ZOTERO_ITEM CSL_CITATION {&quot;citationID&quot;:&quot;hgfacsqf&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F4URMDOZCj"/>. There is a danger that the potential is ‘trivialised’<text:reference-mark-start text:name="ZOTERO_ITEM CSL_CITATION {&quot;citationID&quot;:&quot;wijwdwky&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eRNszYnQjo"/>(Hoyles, 1993)<text:reference-mark-end text:name="ZOTERO_ITEM CSL_CITATION {&quot;citationID&quot;:&quot;wijwdwky&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eRNszYnQjo"/> into a vehicle for instruction based processes aimed narrowed to teacher chosen curricular concepts.</text:p>
      <text:p text:style-name="Text_20_body">Resnick’s work on constructionist design principles via software and tinkering tools merits summary here. CF - introduction.</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ext:soft-page-break/>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citationID&quot;:&quot;aqmspgli&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fzb13OPXri"/>(Kynigos, 2007; Kynigos and Yiannoutsou, 2018)<text:reference-mark-end text:name="ZOTERO_ITEM CSL_CITATION {&quot;citationID&quot;:&quot;aqmspgli&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fzb13OPXri"/>.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cpbcdtzg&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NOfpS0gc65"/>(Preston, 2006)<text:reference-mark-end text:name="ZOTERO_ITEM CSL_CITATION {&quot;citationID&quot;:&quot;cpbcdtzg&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NOfpS0gc65"/> -</text:p>
      <text:p text:style-name="Text_20_body"><text:span text:style-name="T1">Concepts</text:span> - perhaps some of the underlying concepts like - joint problem spaces - resource interdependence from Preston</text:p>
      <text:h text:style-name="Heading_20_3" text:outline-level="3"><text:bookmark-start text:name="design-steps-frameworks-via-stages"/>Design steps frameworks via stages<text:bookmark-end text:name="design-steps-frameworks-via-stages"/></text:h>
      <text:p text:style-name="P4">Many design frameworks exist in diverse areas of production with varied degrees of adoption. One stream in CS stems from engineering and design thinking <text:reference-mark-start text:name="ZOTERO_ITEM CSL_CITATION {&quot;citationID&quot;:&quot;etjsvvks&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sX25VomEFi"/><text:span text:style-name="T7">(Resnick, 2007; Brennan and Resnick, 2013; Wi̇Narno et al., 2020)</text:span><text:reference-mark-end text:name="ZOTERO_ITEM CSL_CITATION {&quot;citationID&quot;:&quot;etjsvvks&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sX25VomEFi"/>.</text:p>
      <text:p text:style-name="Text_20_body">A typical framework from teach engineering website (<text:span text:style-name="T1">noauthor_engineering_nodate?</text:span>), takes the form of</text:p>
      <text:p text:style-name="Preformatted_20_Text"><text:soft-page-break/>Ask: Identify the Need &amp; Constraints;</text:p>
      <text:p text:style-name="Preformatted_20_Text">Research the Problem;</text:p>
      <text:p text:style-name="Preformatted_20_Text">Imagine: Develop Possible Solutions;</text:p>
      <text:p text:style-name="Preformatted_20_Text">Plan: Select a Promising Solution;</text:p>
      <text:p text:style-name="Preformatted_20_Text">Create: Build a Prototype;</text:p>
      <text:p text:style-name="Preformatted_20_Text">Test and Evaluate Prototype; and Improve: Redesign as Needed</text:p>
      <text:p text:style-name="First_20_paragraph">While the value of design thinking stages for educators planning sessions seems clear, there is little research exploring how the stages could be used by learners to scaffold their own design process when engaging in making digital products.</text:p>
      <text:p text:style-name="Text_20_body">Elements of this framework are included in early literature to help adoption of new computing curriculum in UK <text:reference-mark-start text:name="ZOTERO_ITEM CSL_CITATION {&quot;citationID&quot;:&quot;mjouksot&quot;,&quot;properties&quot;:{&quot;formattedCitation&quot;:&quot;(Csizmadia et al., 2015a)&quot;,&quot;plainCitation&quot;:&quot;(Csizmadia et al., 2015a)&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fw67unR3bA"/>(Csizmadia et al., 2015a)<text:reference-mark-end text:name="ZOTERO_ITEM CSL_CITATION {&quot;citationID&quot;:&quot;mjouksot&quot;,&quot;properties&quot;:{&quot;formattedCitation&quot;:&quot;(Csizmadia et al., 2015a)&quot;,&quot;plainCitation&quot;:&quot;(Csizmadia et al., 2015a)&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fw67unR3bA"/>. However little guidance is provide and not stream really followed up unlike the focus on computational thinking <text:reference-mark-start text:name="ZOTERO_ITEM CSL_CITATION {&quot;citationID&quot;:&quot;bzheaqhj&quot;,&quot;properties&quot;:{&quot;formattedCitation&quot;:&quot;(Sentance and Csizmadia, 2015)&quot;,&quot;plainCitation&quot;:&quot;(Sentance and Csizmadia, 2015)&quot;,&quot;noteIndex&quot;:0},&quot;citationItems&quot;:[{&quot;id&quot;:3514,&quot;uris&quot;:[&quot;http://zotero.org/users/1913249/items/NFSDMJB8&quot;,[&quot;http://zotero.org/users/1913249/items/NFSDMJB8&quot;]],&quot;itemData&quot;:{&quot;id&quot;:3514,&quot;type&quot;:&quot;article-journal&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language&quot;:&quot;en&quot;,&quot;page&quot;:&quot;10&quot;,&quot;source&quot;:&quot;Zotero&quot;,&quot;title&quot;:&quot;Teachers’ perspectives on successful strategies for teaching Computing in school&quot;,&quot;author&quot;:[{&quot;family&quot;:&quot;Sentance&quot;,&quot;given&quot;:&quot;Sue&quot;},{&quot;family&quot;:&quot;Csizmadia&quot;,&quot;given&quot;:&quot;Andrew&quot;}],&quot;issued&quot;:{&quot;date-parts&quot;:[[&quot;2015&quot;]]},&quot;citation-key&quot;:&quot;sentance_teachers_2015&quot;},&quot;prefix&quot;:&quot;&quot;,&quot;suffix&quot;:&quot;&quot;}],&quot;schema&quot;:&quot;https://github.com/citation-style-language/schema/raw/master/csl-citation.json&quot;} RNDl7KcBvilFw"/>(Sentance and Csizmadia, 2015)<text:reference-mark-end text:name="ZOTERO_ITEM CSL_CITATION {&quot;citationID&quot;:&quot;bzheaqhj&quot;,&quot;properties&quot;:{&quot;formattedCitation&quot;:&quot;(Sentance and Csizmadia, 2015)&quot;,&quot;plainCitation&quot;:&quot;(Sentance and Csizmadia, 2015)&quot;,&quot;noteIndex&quot;:0},&quot;citationItems&quot;:[{&quot;id&quot;:3514,&quot;uris&quot;:[&quot;http://zotero.org/users/1913249/items/NFSDMJB8&quot;,[&quot;http://zotero.org/users/1913249/items/NFSDMJB8&quot;]],&quot;itemData&quot;:{&quot;id&quot;:3514,&quot;type&quot;:&quot;article-journal&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language&quot;:&quot;en&quot;,&quot;page&quot;:&quot;10&quot;,&quot;source&quot;:&quot;Zotero&quot;,&quot;title&quot;:&quot;Teachers’ perspectives on successful strategies for teaching Computing in school&quot;,&quot;author&quot;:[{&quot;family&quot;:&quot;Sentance&quot;,&quot;given&quot;:&quot;Sue&quot;},{&quot;family&quot;:&quot;Csizmadia&quot;,&quot;given&quot;:&quot;Andrew&quot;}],&quot;issued&quot;:{&quot;date-parts&quot;:[[&quot;2015&quot;]]},&quot;citation-key&quot;:&quot;sentance_teachers_2015&quot;},&quot;prefix&quot;:&quot;&quot;,&quot;suffix&quot;:&quot;&quot;}],&quot;schema&quot;:&quot;https://github.com/citation-style-language/schema/raw/master/csl-citation.json&quot;} RNDl7KcBvilFw"/></text:p>
      <text:p text:style-name="Text_20_body">Resnick and Brennan <text:reference-mark-start text:name="ZOTERO_ITEM CSL_CITATION {&quot;citationID&quot;:&quot;mcdylrtn&quot;,&quot;properties&quot;:{&quot;formattedCitation&quot;:&quot;(Brennan and Resnick, 2013)&quot;,&quot;plainCitation&quot;:&quot;(Brennan and Resnick, 2013)&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TNhW6tdE2Y"/>(Brennan and Resnick, 2013)<text:reference-mark-end text:name="ZOTERO_ITEM CSL_CITATION {&quot;citationID&quot;:&quot;mcdylrtn&quot;,&quot;properties&quot;:{&quot;formattedCitation&quot;:&quot;(Brennan and Resnick, 2013)&quot;,&quot;plainCitation&quot;:&quot;(Brennan and Resnick, 2013)&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TNhW6tdE2Y"/> focus on the affordances of tools and communties to support all aspects of students work on design stages without suggesting any processes from a teacher of student perspective.</text:p>
      <text:p text:style-name="Text_20_body">One exception is the work of Zainal et al <text:reference-mark-start text:name="ZOTERO_ITEM CSL_CITATION {&quot;citationID&quot;:&quot;qaukobau&quot;,&quot;properties&quot;:{&quot;formattedCitation&quot;:&quot;(Zainal et al., 2021)&quot;,&quot;plainCitation&quot;:&quot;(Zainal et al., 2021)&quot;,&quot;noteIndex&quot;:0},&quot;citationItems&quot;:[{&quot;id&quot;:9662,&quot;uris&quot;:[&quot;http://zotero.org/users/1913249/items/8ZFQP4RG&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rEjDfJLhfj"/>(Zainal et al., 2021)<text:reference-mark-end text:name="ZOTERO_ITEM CSL_CITATION {&quot;citationID&quot;:&quot;qaukobau&quot;,&quot;properties&quot;:{&quot;formattedCitation&quot;:&quot;(Zainal et al., 2021)&quot;,&quot;plainCitation&quot;:&quot;(Zainal et al., 2021)&quot;,&quot;noteIndex&quot;:0},&quot;citationItems&quot;:[{&quot;id&quot;:9662,&quot;uris&quot;:[&quot;http://zotero.org/users/1913249/items/8ZFQP4RG&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rEjDfJLhfj"/>, using the Stanford dschool design thinking framework <text:reference-mark-start text:name="ZOTERO_ITEM CSL_CITATION {&quot;citationID&quot;:&quot;gskqsycl&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08yeKnKkMX"/>(Dam, 2024)<text:reference-mark-end text:name="ZOTERO_ITEM CSL_CITATION {&quot;citationID&quot;:&quot;gskqsycl&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08yeKnKkMX"/> to structure the work on students in undertaking IoT project work.</text:p>
      <text:p text:style-name="P47">A wider review of design framework in STEM settings details discussion of varied definitions of stages themselves but less relating to the impact of the pedagogical use of design stages on learners <text:reference-mark-start text:name="ZOTERO_ITEM CSL_CITATION {&quot;citationID&quot;:&quot;unqpoeyz&quot;,&quot;properties&quot;:{&quot;formattedCitation&quot;:&quot;(Wi\\uc0\\u775{}Narno et al., 2020)&quot;,&quot;plainCitation&quot;:&quot;(Wi̇Narno et al., 2020)&quot;,&quot;noteIndex&quot;:0},&quot;citationItems&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5XwB0EU6jc"/><text:span text:style-name="T7">(Wi̇Narno et al., 2020)</text:span><text:reference-mark-end text:name="ZOTERO_ITEM CSL_CITATION {&quot;citationID&quot;:&quot;unqpoeyz&quot;,&quot;properties&quot;:{&quot;formattedCitation&quot;:&quot;(Wi\\uc0\\u775{}Narno et al., 2020)&quot;,&quot;plainCitation&quot;:&quot;(Wi̇Narno et al., 2020)&quot;,&quot;noteIndex&quot;:0},&quot;citationItems&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5XwB0EU6jc"/>.</text:p>
      <text:p text:style-name="Text_20_body">The authours, note the lack of research investigating the potential of this approach and call for more work to be done in this area. ADD TO THE PROBLEMS STATEMENT.</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onzbaliz&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k0MoifHyvN"/>(Gamma et al., 1995)<text:reference-mark-end text:name="ZOTERO_ITEM CSL_CITATION {&quot;citationID&quot;:&quot;onzbaliz&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k0MoifHyvN"/>, and has also been adopted by game <text:soft-page-break/>designers <text:reference-mark-start text:name="ZOTERO_ITEM CSL_CITATION {&quot;citationID&quot;:&quot;hbamkoqp&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T2qHlfRap"/>(Bjork and Holopainen, 2005)<text:reference-mark-end text:name="ZOTERO_ITEM CSL_CITATION {&quot;citationID&quot;:&quot;hbamkoqp&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T2qHlfRap"/>.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mdiztbzf&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taKSPfQ9yk"/>(da Cruz Silva et al., 2019; Azimullah et al., 2020)<text:reference-mark-end text:name="ZOTERO_ITEM CSL_CITATION {&quot;citationID&quot;:&quot;mdiztbzf&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taKSPfQ9yk"/></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spioyurh&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cMYyBpLHWf"/>(2019)<text:reference-mark-end text:name="ZOTERO_ITEM CSL_CITATION {&quot;citationID&quot;:&quot;spioyurh&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cMYyBpLHWf"/>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qjjtnnmg&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jMftoJDvC"/>(Bjork and Holopainen, 2005)<text:reference-mark-end text:name="ZOTERO_ITEM CSL_CITATION {&quot;citationID&quot;:&quot;qjjtnnmg&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jMftoJDvC"/>.</text:p>
      <text:p text:style-name="Text_20_body">In a design education intervention working with 11-12 year olds Eriksson and colleagues <text:reference-mark-start text:name="ZOTERO_ITEM CSL_CITATION {&quot;citationID&quot;:&quot;bebvqjqh&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KsdWYITAIX"/>(Eriksson et al., 2019)<text:reference-mark-end text:name="ZOTERO_ITEM CSL_CITATION {&quot;citationID&quot;:&quot;bebvqjqh&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KsdWYITAIX"/>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peapvfvu&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OOKqfQ9VOe"/>(Baykal et al., 2019)<text:reference-mark-end text:name="ZOTERO_ITEM CSL_CITATION {&quot;citationID&quot;:&quot;peapvfvu&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OOKqfQ9VOe"/>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28">Using Game Design pattern collections and code examples to help novice students.</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text:soft-page-break/>using a structure of thinking algorithmically <text:reference-mark-start text:name="ZOTERO_ITEM CSL_CITATION {&quot;citationID&quot;:&quot;votdmcaf&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ERMxfyS0br"/>(Werner, Denner, et al., 2012)<text:reference-mark-end text:name="ZOTERO_ITEM CSL_CITATION {&quot;citationID&quot;:&quot;votdmcaf&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ERMxfyS0br"/>. The results - a limited use of standard CT concepts by students - led them to also investigate the use of students of game mechanics as well as more traditional CS constructions <text:reference-mark-start text:name="ZOTERO_ITEM CSL_CITATION {&quot;citationID&quot;:&quot;ginlzpcj&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7wvyyakMn6"/>(Werner, Campe, et al., 2012)<text:reference-mark-end text:name="ZOTERO_ITEM CSL_CITATION {&quot;citationID&quot;:&quot;ginlzpcj&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7wvyyakMn6"/>.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citationID&quot;:&quot;fvxgcfad&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rpyxWW8T07"/>(Hoyles and Noss, 1992)<text:reference-mark-end text:name="ZOTERO_ITEM CSL_CITATION {&quot;citationID&quot;:&quot;fvxgcfad&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rpyxWW8T07"/> Franklin and friends suggest the use of the UMC framework <text:reference-mark-start text:name="ZOTERO_ITEM CSL_CITATION {&quot;citationID&quot;:&quot;tyilwebg&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XEV6ztRpGZ"/>(Franklin et al., 2020)<text:reference-mark-end text:name="ZOTERO_ITEM CSL_CITATION {&quot;citationID&quot;:&quot;tyilwebg&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XEV6ztRpGZ"/>. Other work from UMC proponent Lytle suggests a list of extensions to choose from swapping create for choose <text:reference-mark-start text:name="ZOTERO_ITEM CSL_CITATION {&quot;citationID&quot;:&quot;bxsevwwm&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cmza9Oict0"/>(Lytle, Catete, et al., 2019)<text:reference-mark-end text:name="ZOTERO_ITEM CSL_CITATION {&quot;citationID&quot;:&quot;bxsevwwm&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cmza9Oict0"/>.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D&quot;:&quot;hxgeervc&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Nv3msF2a4l"/>(Wang et al., 2021)<text:reference-mark-end text:name="ZOTERO_ITEM CSL_CITATION {&quot;citationID&quot;:&quot;hxgeervc&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Nv3msF2a4l"/> and note barriers students encoutered including, mapping barriers, other</text:p>
      <text:p text:style-name="P28">GSM as example</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P28">GAP in the research:</text:p>
      <text:p text:style-name="Text_20_body">No research for GDP pattern collection for to text code games with for CS or game studies in young people.</text:p>
      <text:h text:style-name="Heading_20_2" text:outline-level="2"><text:bookmark-start text:name="existing-responses-to-challenges"/>Existing responses to challenges<text:bookmark-end text:name="existing-responses-to-challenges"/></text:h>
      <text:p text:style-name="First_20_paragraph">The scope of this section needs clarifying. While this study takes place in a non-formal setting, the overall scope of the research questions address, in particular the development of computational fluency, is also relevant to formal settings. Thus, some of the following sections do then address formal provision.</text:p>
      <text:p text:style-name="Text_20_body">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Digital projects as an inclusive pedaogogy<text:bookmark-end text:name="digital-projects-as-an-inclusive-pedaogogy"/></text:h>
      <text:p text:style-name="First_20_paragraph">Livingstone’s <text:reference-mark-start text:name="ZOTERO_ITEM CSL_CITATION {&quot;citationID&quot;:&quot;laltvcxq&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cpzebcZ1fj"/>(Livingstone and Hope, 2011)<text:reference-mark-end text:name="ZOTERO_ITEM CSL_CITATION {&quot;citationID&quot;:&quot;laltvcxq&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cpzebcZ1fj"/>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ext:soft-page-break/>The After the Reboot report <text:reference-mark-start text:name="ZOTERO_ITEM CSL_CITATION {&quot;citationID&quot;:&quot;xanfjllg&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07bKh42ASY"/>(Waite, 2017)<text:reference-mark-end text:name="ZOTERO_ITEM CSL_CITATION {&quot;citationID&quot;:&quot;xanfjllg&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07bKh42ASY"/>,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WHERE FOR THIS??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D&quot;:&quot;dycqyvzx&quot;,&quot;properties&quot;:{&quot;formattedCitation&quot;:&quot;(2020)&quot;,&quot;plainCitation&quot;:&quot;(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suppress-author&quot;:true,&quot;prefix&quot;:&quot;&quot;,&quot;suffix&quot;:&quot;&quot;}],&quot;schema&quot;:&quot;https://github.com/citation-style-language/schema/raw/master/csl-citation.json&quot;} RND9YLbZNWCgm"/>(2020)<text:reference-mark-end text:name="ZOTERO_ITEM CSL_CITATION {&quot;citationID&quot;:&quot;dycqyvzx&quot;,&quot;properties&quot;:{&quot;formattedCitation&quot;:&quot;(2020)&quot;,&quot;plainCitation&quot;:&quot;(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suppress-author&quot;:true,&quot;prefix&quot;:&quot;&quot;,&quot;suffix&quot;:&quot;&quot;}],&quot;schema&quot;:&quot;https://github.com/citation-style-language/schema/raw/master/csl-citation.json&quot;} RND9YLbZNWCgm"/>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text:p>
      <text:p text:style-name="Text_20_body"><text:soft-page-break/>this was part of the narrative</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D&quot;:&quot;rssciosy&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iYUC4br8M7"/>(Mozilla Foundation, 2014)<text:reference-mark-end text:name="ZOTERO_ITEM CSL_CITATION {&quot;citationID&quot;:&quot;rssciosy&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iYUC4br8M7"/>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D&quot;:&quot;stqpzusr&quot;,&quot;properties&quot;:{&quot;formattedCitation&quot;:&quot;(Thorne, 2015)&quot;,&quot;plainCitation&quot;:&quot;(Thorne, 2015)&quot;,&quot;noteIndex&quot;:0},&quot;citationItems&quot;:[{&quot;id&quot;:9602,&quot;uris&quot;:[&quot;http://zotero.org/users/1913249/items/J4X6L9CF&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uffix&quot;:&quot;&quot;}],&quot;schema&quot;:&quot;https://github.com/citation-style-language/schema/raw/master/csl-citation.json&quot;} RNDoAWNEUjqwW"/>(Thorne, 2015)<text:reference-mark-end text:name="ZOTERO_ITEM CSL_CITATION {&quot;citationID&quot;:&quot;stqpzusr&quot;,&quot;properties&quot;:{&quot;formattedCitation&quot;:&quot;(Thorne, 2015)&quot;,&quot;plainCitation&quot;:&quot;(Thorne, 2015)&quot;,&quot;noteIndex&quot;:0},&quot;citationItems&quot;:[{&quot;id&quot;:9602,&quot;uris&quot;:[&quot;http://zotero.org/users/1913249/items/J4X6L9CF&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uffix&quot;:&quot;&quot;}],&quot;schema&quot;:&quot;https://github.com/citation-style-language/schema/raw/master/csl-citation.json&quot;} RNDoAWNEUjqwW"/>.</text:p>
      <text:p text:style-name="Text_20_body">In 2015 I contributed a short line course called Quacking Javascript to this webmaker curriclum. In my report on the underlying pedagogical approaches <text:reference-mark-start text:name="ZOTERO_ITEM CSL_CITATION {&quot;citationID&quot;:&quot;okcktbhn&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tukganPEJ"/>(Chesterman, 2015)<text:reference-mark-end text:name="ZOTERO_ITEM CSL_CITATION {&quot;citationID&quot;:&quot;okcktbhn&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tukganPEJ"/>,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3" text:outline-level="3"><text:bookmark-start text:name="grass-roots-community-responses"/>Grass Roots community responses<text:bookmark-end text:name="grass-roots-community-responses"/></text:h>
      <text:p text:style-name="First_20_paragraph">FCL worked to expose limits to the online resources and communities.</text:p>
      <text:h text:style-name="Heading_20_4" text:outline-level="4"><text:bookmark-start text:name="code-club-coder-dojo-and-raspberry-jam---a-community-responses-to-the-needs-of-informal"/>Code Club, Coder Dojo and Raspberry Jam - a community responses to the needs of informal<text:bookmark-end text:name="code-club-coder-dojo-and-raspberry-jam---a-community-responses-to-the-needs-of-informal"/></text:h>
      <text:p text:style-name="First_20_paragraph">A grass roots approach drawing on enthusiasts.</text:p>
      <text:p text:style-name="Text_20_body">A large take up of enthusiastic community activity in response to a model encouraging others to organise their own events.</text:p>
      <text:p text:style-name="Text_20_body">In terms of the aims of this literature review to identify pedagogical approaches, while the setting and espoused ethos of the club is towards informal approaches, the resources provided to support clubs, are nearly exclusively instructional in design.</text:p>
      <text:p text:style-name="Text_20_body">Although research shows that only a small number of code club respondents used such resources <text:reference-mark-start text:name="ZOTERO_ITEM CSL_CITATION {&quot;citationID&quot;:&quot;hmhdhfgo&quot;,&quot;properties&quot;:{&quot;formattedCitation&quot;:&quot;(Aivaloglou and Hermans, 2019)&quot;,&quot;plainCitation&quot;:&quot;(Aivaloglou and Hermans, 2019)&quot;,&quot;noteIndex&quot;:0},&quot;citationItems&quot;:[{&quot;id&quot;:3539,&quot;uris&quot;:[&quot;http://zotero.org/users/1913249/items/XB98VRSN&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zdr7K275Vg"/>(Aivaloglou and Hermans, 2019)<text:reference-mark-end text:name="ZOTERO_ITEM CSL_CITATION {&quot;citationID&quot;:&quot;hmhdhfgo&quot;,&quot;properties&quot;:{&quot;formattedCitation&quot;:&quot;(Aivaloglou and Hermans, 2019)&quot;,&quot;plainCitation&quot;:&quot;(Aivaloglou and Hermans, 2019)&quot;,&quot;noteIndex&quot;:0},&quot;citationItems&quot;:[{&quot;id&quot;:3539,&quot;uris&quot;:[&quot;http://zotero.org/users/1913249/items/XB98VRSN&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zdr7K275Vg"/>, preferring an less-structured approach, which is therefore not supported.</text:p>
      <text:p text:style-name="Text_20_body"><text:soft-page-break/>All three projects have been subsumed into the RPI foundation raising issues of how much it is optimal for support to be concentrated in one organisation.</text:p>
      <text:h text:style-name="Heading_20_2" text:outline-level="2"><text:bookmark-start text:name="conclusion"/>Conclusion<text:bookmark-end text:name="conclusion"/></text:h>
      <text:h text:style-name="Heading_20_3" text:outline-level="3"><text:bookmark-start text:name="synthesis-of-chapter-discussion"/>Synthesis of chapter / discussion<text:bookmark-end text:name="synthesis-of-chapter-discussion"/></text:h>
      <text:p text:style-name="First_20_paragraph">A shorter summary leading up to the detailed problem statement of the thesis.</text:p>
      <text:p text:style-name="Text_20_body">Including some of the following elements</text:p>
      <text:list text:style-name="L29">
        <text:list-item>
          <text:p text:style-name="P35"><text:span text:style-name="T1">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35"><text:span text:style-name="T1">Tensions surrounding authenticity of tool use:</text:span> my desire to link with developer communities and the world of open sources introduces tensions.</text:p>
        </text:list-item>
        <text:list-item>
          <text:p text:style-name="P35"><text:span text:style-name="T1">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35"><text:span text:style-name="T1">Structural challenges continue but the stuggle continues:</text:span> schools, curriculum etc, financial sustainability, limits of sustained volunteer activities, - however change is possible, this research provides a possible avenue.</text:p>
        </text:list-item>
      </text:list>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30">
        <text:list-item>
          <text:p text:style-name="P36">Discussion of implications of synthesis of the Literature review</text:p>
        </text:list-item>
        <text:list-item>
          <text:p text:style-name="P36">Description on how the RQs frame the problem to help an investigation via the data gathered.</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4-07-17T10:30:02Z</meta:creation-date>
    <dc:date>2024-07-17T11:31:31.319060464</dc:date>
    <meta:editing-duration>PT1M17S</meta:editing-duration>
    <meta:editing-cycles>1</meta:editing-cycles>
    <meta:document-statistic meta:table-count="0" meta:image-count="0" meta:object-count="0" meta:page-count="20" meta:paragraph-count="289" meta:word-count="7804" meta:character-count="50372" meta:non-whitespace-character-count="42925"/>
    <meta:user-defined meta:name="ZOTERO_PREF_1">&lt;data data-version="3" zotero-version="6.0.35"&gt;&lt;session id="pRtpVQRy"/&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